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0.811cm"/>
    </style:style>
    <style:style style:name="co9" style:family="table-column">
      <style:table-column-properties fo:break-before="auto" style:column-width="8.033cm"/>
    </style:style>
    <style:style style:name="co4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266cm"/>
    </style:style>
    <style:style style:name="co7" style:family="table-column">
      <style:table-column-properties fo:break-before="auto" style:column-width="5.673cm"/>
    </style:style>
    <style:style style:name="co8" style:family="table-column">
      <style:table-column-properties fo:break-before="auto" style:column-width="4.773cm"/>
    </style:style>
    <style:style style:name="co11" style:family="table-column">
      <style:table-column-properties fo:break-before="auto" style:column-width="0.85cm"/>
    </style:style>
    <style:style style:name="co12" style:family="table-column">
      <style:table-column-properties fo:break-before="auto" style:column-width="6.971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7.251cm"/>
    </style:style>
    <style:style style:name="co15" style:family="table-column">
      <style:table-column-properties fo:break-before="auto" style:column-width="0.97cm"/>
    </style:style>
    <style:style style:name="co16" style:family="table-column">
      <style:table-column-properties fo:break-before="auto" style:column-width="11.631cm"/>
    </style:style>
    <style:style style:name="co17" style:family="table-column">
      <style:table-column-properties fo:break-before="auto" style:column-width="13.483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9.301cm"/>
    </style:style>
    <style:style style:name="co20" style:family="table-column">
      <style:table-column-properties fo:break-before="auto" style:column-width="7.168cm"/>
    </style:style>
    <style:style style:name="co21" style:family="table-column">
      <style:table-column-properties fo:break-before="auto" style:column-width="5.694cm"/>
    </style:style>
    <style:style style:name="co22" style:family="table-column">
      <style:table-column-properties fo:break-before="auto" style:column-width="2.459cm"/>
    </style:style>
    <style:style style:name="co23" style:family="table-column">
      <style:table-column-properties fo:break-before="auto" style:column-width="8.015cm"/>
    </style:style>
    <style:style style:name="co24" style:family="table-column">
      <style:table-column-properties fo:break-before="auto" style:column-width="6.925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3.521cm"/>
    </style:style>
    <style:style style:name="co27" style:family="table-column">
      <style:table-column-properties fo:break-before="auto" style:column-width="2.484cm"/>
    </style:style>
    <style:style style:name="co28" style:family="table-column">
      <style:table-column-properties fo:break-before="auto" style:column-width="8.606cm"/>
    </style:style>
    <style:style style:name="co29" style:family="table-column">
      <style:table-column-properties fo:break-before="auto" style:column-width="2.926cm"/>
    </style:style>
    <style:style style:name="co30" style:family="table-column">
      <style:table-column-properties fo:break-before="auto" style:column-width="8.70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591cm" fo:break-before="auto" style:use-optimal-row-height="true"/>
    </style:style>
    <style:style style:name="ro8" style:family="table-row">
      <style:table-row-properties style:row-height="2.073cm" fo:break-before="auto" style:use-optimal-row-height="true"/>
    </style:style>
    <style:style style:name="ro4" style:family="table-row">
      <style:table-row-properties style:row-height="1.579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47cm" fo:break-before="auto" style:use-optimal-row-height="true"/>
    </style:style>
    <style:style style:name="ro12" style:family="table-row">
      <style:table-row-properties style:row-height="2.053cm" fo:break-before="auto" style:use-optimal-row-height="tru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1cm" fo:break-before="auto" style:use-optimal-row-height="true"/>
    </style:style>
    <style:style style:name="ro1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style:text-position="" fo:font-size="12pt" style:font-size-asian="12pt" style:font-size-complex="12pt"/>
    </style:style>
    <style:style style:name="ce3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fo:wrap-option="wrap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style:font-size-asian="12pt" style:font-size-complex="12pt"/>
    </style: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value-type" style:repeat-content="false" fo:wrap-option="wrap"/>
      <style:paragraph-properties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SibRap 6" table:style-name="ta1">
        <table:table-column table:style-name="co27" table:default-cell-style-name="ce14"/>
        <table:table-column table:style-name="co2" table:default-cell-style-name="ce14"/>
        <table:table-column table:style-name="co28" table:default-cell-style-name="ce19"/>
        <table:table-column table:style-name="co29" table:default-cell-style-name="ce14"/>
        <table:table-column table:style-name="co30" table:default-cell-style-name="ce14"/>
        <table:table-column table:style-name="co6" table:default-cell-style-name="ce14"/>
        <table:table-column table:style-name="co7" table:number-columns-repeated="2" table:default-cell-style-name="ce14"/>
        <table:table-column table:style-name="co8" table:default-cell-style-name="ce14"/>
        <table:table-column table:style-name="co4" table:number-columns-repeated="1015" table:default-cell-style-name="ce14"/>
        <table:table-row table:style-name="ro1">
          <table:table-cell table:style-name="ce13" office:value-type="string" calcext:value-type="string">
            <text:p>Принтер SibRap версия 6 (1.4)</text:p>
          </table:table-cell>
          <table:table-cell table:number-columns-repeated="1023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2">
          <table:table-cell table:style-name="ce13"/>
          <table:table-cell office:value-type="string" calcext:value-type="string">
            <text:p>- рама из 4х деталей <text:span text:style-name="T1">(</text:span>оргстекло 18мм<text:span text:style-name="T1">)</text:span>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- линейные подшипники LM8UU по всем осям вместо бронзовых втулок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- практически все 3д-печатные детали переделаны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- площадка под столом из алюминия вместо фанеры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- ремень Y теперь крепится иначе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- изменились длины шпилек и направляющих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вместо муфт ставится резиновая трубка и хомут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по вертикали теперь шпилька М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5" office:value-type="string" calcext:value-type="string">
            <text:p>№</text:p>
          </table:table-cell>
          <table:table-cell table:style-name="ce15" office:value-type="string" calcext:value-type="string">
            <text:p>Название</text:p>
          </table:table-cell>
          <table:table-cell table:style-name="ce20" office:value-type="string" calcext:value-type="string">
            <text:p>Хар-ки</text:p>
          </table:table-cell>
          <table:table-cell table:style-name="ce15" office:value-type="string" calcext:value-type="string">
            <text:p>Кол-во</text:p>
          </table:table-cell>
          <table:table-cell table:style-name="ce15" office:value-type="string" calcext:value-type="string">
            <text:p>Файл, примечания</text:p>
          </table:table-cell>
          <table:table-cell table:style-name="ce15" office:value-type="string" calcext:value-type="string">
            <text:p>Поставщик</text:p>
          </table:table-cell>
          <table:table-cell table:style-name="ce15"/>
          <table:table-cell table:style-name="ce15" office:value-type="string" calcext:value-type="string">
            <text:p>Цена без учета доставки</text:p>
          </table:table-cell>
          <table:table-cell table:style-name="ce15" office:value-type="string" calcext:value-type="string">
            <text:p>Доставка</text:p>
          </table:table-cell>
          <table:table-cell table:style-name="ce15" office:value-type="string" calcext:value-type="string">
            <text:p>Примечание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ST42-47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,Y</text:p>
          </table:table-cell>
          <table:table-cell office:value-type="string" calcext:value-type="string">
            <text:p>На вал 5 мм, 20 зубов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GT2 6,35 мм x 1,8 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34 мм длина, 8 мм диаметр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Линейные подшипники LM8UU</text:p>
          </table:table-cell>
          <table:table-cell office:value-type="string" calcext:value-type="string">
            <text:p>8 внутр х 15 внеш х 24 длина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2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ама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5, длина 330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Ходовые валы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10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катушки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135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катушки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155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катушки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Рама из оргстекл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aser/frame/v2/blocks/frame_f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06]" office:value-type="float" office:value="0" calcext:value-type="float">
            <text:p>0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table:formula="of:=[.D103]" office:value-type="float" office:value="2" calcext:value-type="float">
            <text:p>2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М5</text:p>
          </table:table-cell>
          <table:table-cell table:formula="of:=[.D114]" office:value-type="float" office:value="0" calcext:value-type="float">
            <text:p>0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08]" office:value-type="float" office:value="9" calcext:value-type="float">
            <text:p>9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13]" office:value-type="float" office:value="6" calcext:value-type="float">
            <text:p>6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Винты с внутр шестигранником</text:p>
          </table:table-cell>
          <table:table-cell office:value-type="string" calcext:value-type="string">
            <text:p>М5 х 16</text:p>
          </table:table-cell>
          <table:table-cell table:formula="of:=[.A120]+[.A121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Винты с внутр шестигранником, крепление корпуса</text:p>
          </table:table-cell>
          <table:table-cell office:value-type="string" calcext:value-type="string">
            <text:p>М5 х 10</text:p>
          </table:table-cell>
          <table:table-cell table:formula="of:=[.A122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 потайна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Гайки с сальником для площадки и сборки корпуса</text:p>
          </table:table-cell>
          <table:table-cell office:value-type="string" calcext:value-type="string">
            <text:p>М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73]" office:value-type="float" office:value="77" calcext:value-type="float">
            <text:p>77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87]" office:value-type="float" office:value="55" calcext:value-type="float">
            <text:p>55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Винты для крепления корпуса</text:p>
          </table:table-cell>
          <table:table-cell office:value-type="string" calcext:value-type="string">
            <text:p>М4 х 10 полукруг крест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Сталь 1,5 мм, 4 детали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Уголки</text:p>
          </table:table-cell>
          <table:table-cell office:value-type="string" calcext:value-type="string">
            <text:p>бытовые, 13мм до центров отверстий, диам отв 4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string" calcext:value-type="string">
            <text:p>ftoroplast/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ый термобарь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Фторопластовый переходник 3 мм 1.75 мм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" office:value-type="string" calcext:value-type="string">
            <text:p>metal/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Нагревательный элемент</text:p>
          </table:table-cell>
          <table:table-cell office:value-type="string" calcext:value-type="string">
            <text:p>Латунь, 20х15х10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3</text:p>
          </table:table-cell>
          <table:table-cell table:number-columns-repeated="101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П-швеллер</text:p>
          </table:table-cell>
          <table:table-cell office:value-type="string" calcext:value-type="string">
            <text:p>Алюминий, 20 (хвосты) х 25 (перекладина) х 36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5</text:p>
          </table:table-cell>
          <table:table-cell table:number-columns-repeated="101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6</text:p>
          </table:table-cell>
          <table:table-cell table:number-columns-repeated="1019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Площадка под стол</text:p>
          </table:table-cell>
          <table:table-cell office:value-type="string" calcext:value-type="string">
            <text:p>Алюминий 3 мм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etal/alum_table/table-3mm-aluminium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Радиатор</text:p>
          </table:table-cell>
          <table:table-cell table:style-name="ce14" office:value-type="string" calcext:value-type="string">
            <text:p>Алюминиевый охладитель — переделан</text:p>
          </table:table-cell>
          <table:table-cell/>
          <table:table-cell table:style-name="ce15" office:value-type="string" calcext:value-type="string">
            <text:p>metal/alum_radiator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" office:value-type="string" calcext:value-type="string">
            <text:p>laser/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" office:value-type="string" calcext:value-type="string">
            <text:p>abs/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разъем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Головка, больша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Головка, средня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8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Головка, крышечк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9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23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11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t12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Редуктор, большая шестерня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large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Редуктор, малая шестерня</text:p>
          </table:table-cell>
          <table:table-cell office:value-type="string" calcext:value-type="string">
            <text:p>нейлон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small</text:p>
          </table:table-cell>
          <table:table-cell table:number-columns-repeated="1019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15" office:value-type="string" calcext:value-type="string">
            <text:p>table/</text:p>
          </table:table-cell>
          <table:table-cell table:number-columns-repeated="1019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СМЛ стол</text:p>
          </table:table-cell>
          <table:table-cell office:value-type="string" calcext:value-type="string">
            <text:p>Стекломагниевый лист 210 x 210 x 8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Концевые переключатели</text:p>
          </table:table-cell>
          <table:table-cell office:value-type="string" calcext:value-type="string">
            <text:p>3-х позиционные микропереключатели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Набор электроники RAMPS</text:p>
          </table:table-cell>
          <table:table-cell office:value-type="string" calcext:value-type="string">
            <text:p>FreeDuino, 4 StepStick, RAMP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Плата стола</text:p>
          </table:table-cell>
          <table:table-cell office:value-type="string" calcext:value-type="string">
            <text:p>Изготовлена, список компонентов см ниже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Блок питания ATX</text:p>
          </table:table-cell>
          <table:table-cell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Кулер охлаждающий</text:p>
          </table:table-cell>
          <table:table-cell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iniUSB-кабель</text:p>
          </table:table-cell>
          <table:table-cell office:value-type="string" calcext:value-type="string">
            <text:p>1,8 м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8 Ом 1 Вт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EPCOS NTC 100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Провода</text:p>
          </table:table-cell>
          <table:table-cell office:value-type="string" calcext:value-type="string">
            <text:p>Метраж и диаметр см ниже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етраж зубчатых ремней: на ось X — 90 см, на ось Y — 90 с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аспил из 2х метровых шпилек M8:</text:p>
          </table:table-cell>
          <table:table-cell table:number-columns-repeated="2"/>
          <table:table-cell office:value-type="string" calcext:value-type="string">
            <text:p>Остаток, мм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24+324+324</text:p>
          </table:table-cell>
          <table:table-cell table:formula="of:=324+324+324" office:value-type="float" office:value="972" calcext:value-type="float">
            <text:p>972</text:p>
          </table:table-cell>
          <table:table-cell table:formula="of:=1000-[.C88]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24+210+135+155</text:p>
          </table:table-cell>
          <table:table-cell table:formula="of:=324+210+135+155" office:value-type="float" office:value="824" calcext:value-type="float">
            <text:p>824</text:p>
          </table:table-cell>
          <table:table-cell table:formula="of:=1000-[.C89]"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асклад крепежа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Винты М8x30 с полукруглой головкой</text:p>
          </table:table-cell>
          <table:table-cell/>
          <table:table-cell table:style-name="ce14" office:value-type="string" calcext:value-type="string">
            <text:p>Крепление подшипников ремня X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айки М8 с фланцем: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шпилек к раме</text:p>
          </table:table-cell>
          <table:table-cell office:value-type="float" office:value="4" calcext:value-type="float">
            <text:p>4</text:p>
          </table:table-cell>
          <table:table-cell table:formula="of:=[.A96]*[.C96]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ушек</text:p>
          </table:table-cell>
          <table:table-cell office:value-type="float" office:value="4" calcext:value-type="float">
            <text:p>4</text:p>
          </table:table-cell>
          <table:table-cell table:formula="of:=[.A97]*[.C97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ов Y и детали part13</text:p>
          </table:table-cell>
          <table:table-cell office:value-type="float" office:value="6" calcext:value-type="float">
            <text:p>6</text:p>
          </table:table-cell>
          <table:table-cell table:formula="of:=[.A98]*[.C98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ов X к деталям part14, part15</text:p>
          </table:table-cell>
          <table:table-cell office:value-type="float" office:value="2" calcext:value-type="float">
            <text:p>2</text:p>
          </table:table-cell>
          <table:table-cell table:formula="of:=[.A99]*[.C9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1" office:value-type="string" calcext:value-type="string">
            <text:p>Итого</text:p>
          </table:table-cell>
          <table:table-cell table:formula="of:=SUM([.D96:.D99])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Гайки М8 обычные:</text:p>
          </table:table-cell>
          <table:table-cell/>
          <table:table-cell table:style-name="ce21"/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 к головке</text:p>
          </table:table-cell>
          <table:table-cell office:value-type="float" office:value="2" calcext:value-type="float">
            <text:p>2</text:p>
          </table:table-cell>
          <table:table-cell table:formula="of:=[.A102]*[.C102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1" office:value-type="string" calcext:value-type="string">
            <text:p>Итого</text:p>
          </table:table-cell>
          <table:table-cell table:formula="of:=SUM([.D10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Шайбы обычные M8: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X</text:p>
          </table:table-cell>
          <table:table-cell table:style-name="ce14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ьшой шестерни на каретке</text:p>
          </table:table-cell>
          <table:table-cell table:style-name="ce14"/>
          <table:table-cell table:number-columns-repeated="1021"/>
        </table:table-row>
        <table:table-row table:style-name="ro1">
          <table:table-cell table:formula="of:=SUM([.A105:.A107])" office:value-type="float" office:value="9" calcext:value-type="float">
            <text:p>9</text:p>
          </table:table-cell>
          <table:table-cell office:value-type="string" calcext:value-type="string">
            <text:p>Итого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office:value-type="string" calcext:value-type="string">
            <text:p>Шайбы кузовные M8x30: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style-name="ce14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style-name="ce14"/>
          <table:table-cell table:number-columns-repeated="1021"/>
        </table:table-row>
        <table:table-row table:style-name="ro1">
          <table:table-cell table:formula="of:=SUM([.A111:.A112])" office:value-type="float" office:value="6" calcext:value-type="float">
            <text:p>6</text:p>
          </table:table-cell>
          <table:table-cell office:value-type="string" calcext:value-type="string">
            <text:p>Итого</text:p>
          </table:table-cell>
          <table:table-cell table:style-name="ce21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2">
          <table:table-cell office:value-type="string" calcext:value-type="string">
            <text:p>Винты М5 с полукруглой головкой:</text:p>
          </table:table-cell>
          <table:table-cell/>
          <table:table-cell table:style-name="ce21" office:value-type="string" calcext:value-type="string">
            <text:p>Длина, мм</text:p>
          </table:table-cell>
          <table:table-cell table:number-columns-repeated="4"/>
          <table:table-cell table:style-name="ce21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борка рамы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4"/>
          <table:table-cell table:style-name="ce21"/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Сборка рамы</text:p>
          </table:table-cell>
          <table:table-cell table:style-name="ce21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2">
          <table:table-cell office:value-type="string" calcext:value-type="string">
            <text:p>Винты М5 с внутренним шестигранником:</text:p>
          </table:table-cell>
          <table:table-cell/>
          <table:table-cell table:style-name="ce21" office:value-type="string" calcext:value-type="string">
            <text:p>Длина, мм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formula="of:=SUM([.A120:.A121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айки M5 нейлон:</text:p>
          </table:table-cell>
          <table:table-cell/>
          <table:table-cell table:style-name="ce21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борка рамы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Z</text:p>
          </table:table-cell>
          <table:table-cell table:style-name="ce21"/>
          <table:table-cell table:number-columns-repeated="1021"/>
        </table:table-row>
        <table:table-row table:style-name="ro1">
          <table:table-cell table:formula="of:=SUM([.A125:.A126])" office:value-type="float" office:value="12" calcext:value-type="float">
            <text:p>12</text:p>
          </table:table-cell>
          <table:table-cell office:value-type="string" calcext:value-type="string">
            <text:p>Итого</text:p>
          </table:table-cell>
          <table:table-cell table:style-name="ce21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office:value-type="string" calcext:value-type="string">
            <text:p>Гайки удлиненные M5: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одовые гайки по Z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1">
          <table:table-cell office:value-type="string" calcext:value-type="string">
            <text:p>Шайбы М5:</text:p>
          </table:table-cell>
          <table:table-cell/>
          <table:table-cell table:style-name="ce21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борка рамы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style-name="ce21"/>
          <table:table-cell table:number-columns-repeated="1021"/>
        </table:table-row>
        <table:table-row table:style-name="ro1">
          <table:table-cell table:formula="of:=SUM([.A133:.A134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style-name="ce21"/>
          <table:table-cell table:number-columns-repeated="1021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1">
          <table:table-cell office:value-type="string" calcext:value-type="string">
            <text:p>Винты M4x35 потайная головка:</text:p>
          </table:table-cell>
          <table:table-cell/>
          <table:table-cell table:style-name="ce22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лощадка стола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вентилятора</text:p>
          </table:table-cell>
          <table:table-cell table:number-columns-repeated="1022"/>
        </table:table-row>
        <table:table-row table:style-name="ro2">
          <table:table-cell table:formula="of:=SUM([.A138:.A139])" office:value-type="float" office:value="6" calcext:value-type="float">
            <text:p>6</text:p>
          </table:table-cell>
          <table:table-cell table:style-name="ce18" office:value-type="string" calcext:value-type="string">
            <text:p>Итого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айки М4: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Площадка стола</text:p>
          </table:table-cell>
          <table:table-cell office:value-type="float" office:value="4" calcext:value-type="float">
            <text:p>4</text:p>
          </table:table-cell>
          <table:table-cell table:formula="of:=[.A143]*[.C143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вентилятора</text:p>
          </table:table-cell>
          <table:table-cell office:value-type="float" office:value="1" calcext:value-type="float">
            <text:p>1</text:p>
          </table:table-cell>
          <table:table-cell table:formula="of:=[.A144]*[.C144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1" office:value-type="string" calcext:value-type="string">
            <text:p>Итого</text:p>
          </table:table-cell>
          <table:table-cell table:formula="of:=SUM([.D143:.D144]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Гайки М4 нейлон: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лощадка стола</text:p>
          </table:table-cell>
          <table:table-cell office:value-type="float" office:value="4" calcext:value-type="float">
            <text:p>4</text:p>
          </table:table-cell>
          <table:table-cell table:formula="of:=[.A147]*[.C147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office:value-type="string" calcext:value-type="string">
            <text:p>Шайбы M4: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Площадка стола</text:p>
          </table:table-cell>
          <table:table-cell office:value-type="float" office:value="4" calcext:value-type="float">
            <text:p>4</text:p>
          </table:table-cell>
          <table:table-cell table:formula="of:=[.A150]*[.C150]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вентилятора</text:p>
          </table:table-cell>
          <table:table-cell office:value-type="float" office:value="1" calcext:value-type="float">
            <text:p>1</text:p>
          </table:table-cell>
          <table:table-cell table:formula="of:=[.A151]*[.C15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1" office:value-type="string" calcext:value-type="string">
            <text:p>Итого</text:p>
          </table:table-cell>
          <table:table-cell table:formula="of:=SUM([.D150:.D151]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2">
          <table:table-cell office:value-type="string" calcext:value-type="string">
            <text:p>Винты M3:</text:p>
          </table:table-cell>
          <table:table-cell/>
          <table:table-cell table:style-name="ce22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55]+[.A156]+[.A158]+[.A160]+[.A166]+[.A168]"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161]+[.A162]+[.A165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моторов Z</text:p>
          </table:table-cell>
          <table:table-cell table:style-name="ce2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57]+[.A167]+[.A169]" office:value-type="float" office:value="19" calcext:value-type="float">
            <text:p>19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экструдера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70]" office:value-type="float" office:value="6" calcext:value-type="float">
            <text:p>6</text:p>
          </table:table-cell>
          <table:table-cell table:number-columns-repeated="101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скобы к мотору экструдера</text:p>
          </table:table-cell>
          <table:table-cell table:style-name="ce22" office:value-type="string" calcext:value-type="string">
            <text:p>40/50 (зависит от мотора)</text:p>
          </table:table-cell>
          <table:table-cell office:value-type="float" office:value="30" calcext:value-type="float">
            <text:p>30</text:p>
          </table:table-cell>
          <table:table-cell table:formula="of:=[.A163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formula="of:=[.A159]+[.A172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линейных подшипников в каретке</text:p>
          </table:table-cell>
          <table:table-cell table:style-name="ce22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A159]+[.A164]+[.A171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22" office:value-type="float" office:value="16" calcext:value-type="float">
            <text:p>16</text:p>
          </table:table-cell>
          <table:table-cell office:value-type="string" calcext:value-type="string">
            <text:p>Итого</text:p>
          </table:table-cell>
          <table:table-cell table:formula="of:=SUM([.E155:.E161])" office:value-type="float" office:value="79" calcext:value-type="float">
            <text:p>79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 к головке экструдера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X (упор)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 (сжатие)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Крепление ножек к площадке стола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ремня Y к столу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каретки XZ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Натяжитель ремня в столе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formula="of:=SUM([.A155:.A172])" office:value-type="float" office:value="77" calcext:value-type="float">
            <text:p>77</text:p>
          </table:table-cell>
          <table:table-cell office:value-type="string" calcext:value-type="string">
            <text:p>Итого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линейных подшипников в каретке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 к головке экструдера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каретки XZ</text:p>
          </table:table-cell>
          <table:table-cell table:style-name="ce2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тяжитель ремня в столе</text:p>
          </table:table-cell>
          <table:table-cell table:style-name="ce22"/>
          <table:table-cell table:number-columns-repeated="1021"/>
        </table:table-row>
        <table:table-row table:style-name="ro1">
          <table:table-cell table:formula="of:=SUM([.A176:.A186])" office:value-type="float" office:value="55" calcext:value-type="float">
            <text:p>55</text:p>
          </table:table-cell>
          <table:table-cell office:value-type="string" calcext:value-type="string">
            <text:p>Итого</text:p>
          </table:table-cell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Шайбы M3: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4"/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каретки XZ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тяжитель ремня в столе</text:p>
          </table:table-cell>
          <table:table-cell table:number-columns-repeated="1022"/>
        </table:table-row>
        <table:table-row table:style-name="ro1">
          <table:table-cell table:formula="of:=SUM([.A190:.A196])" office:value-type="float" office:value="43" calcext:value-type="float">
            <text:p>43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инты М2: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концевых переключателей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айки M2: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концевых переключателей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">
          <table:table-cell table:formula="of:=SUM([.A206:.A208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5" office:value-type="string" calcext:value-type="string">
            <text:p>Длины проводов:</text:p>
          </table:table-cell>
          <table:table-cell table:style-name="ce15"/>
          <table:table-cell table:style-name="ce20" office:value-type="string" calcext:value-type="string">
            <text:p>Длина, мм</text:p>
          </table:table-cell>
          <table:table-cell table:style-name="ce15" office:value-type="string" calcext:value-type="string">
            <text:p>Кол-во жил</text:p>
          </table:table-cell>
          <table:table-cell table:style-name="ce15" office:value-type="string" calcext:value-type="string">
            <text:p>Сечение жилы, мм2</text:p>
          </table:table-cell>
          <table:table-cell table:style-name="ce15" office:value-type="string" calcext:value-type="string">
            <text:p>Кол-во выводов на разъемы RAMPS</text:p>
          </table:table-cell>
          <table:table-cell table:style-name="ce15" office:value-type="string" calcext:value-type="string">
            <text:p>Кол-во выводов на клеммы RAMPS</text:p>
          </table:table-cell>
          <table:table-cell table:style-name="ce15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Концевик X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онцевик Y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онцевик Z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улер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Мотор X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Мотор Y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Мотор Z1 (над X)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Мотор Z2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Мотор E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Сопло S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От сопла до разъема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в наборе</text:p>
          </table:table-cell>
          <table:table-cell office:value-type="string" calcext:value-type="string">
            <text:p>Стол датчик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в наборе</text:p>
          </table:table-cell>
          <table:table-cell office:value-type="string" calcext:value-type="string">
            <text:p>Стол нагрев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есть в БП</text:p>
          </table:table-cell>
          <table:table-cell office:value-type="string" calcext:value-type="string">
            <text:p>Блок питания</text:p>
          </table:table-cell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6"/>
          <table:table-cell table:number-columns-repeated="4"/>
          <table:table-cell table:formula="of:=SUM([.F213:.F226])" office:value-type="float" office:value="30" calcext:value-type="float">
            <text:p>30</text:p>
          </table:table-cell>
          <table:table-cell table:formula="of:=SUM([.G213:.G226]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Итого</text:p>
          </table:table-cell>
          <table:table-cell/>
          <table:table-cell table:style-name="ce23" office:value-type="string" calcext:value-type="string">
            <text:p>в принтере</text:p>
          </table:table-cell>
          <table:table-cell/>
          <table:table-cell table:style-name="ce24" office:value-type="string" calcext:value-type="string">
            <text:p>в наборе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office:value-type="string" calcext:value-type="string">
            <text:p>2-жильный 0,35 мм2</text:p>
          </table:table-cell>
          <table:table-cell/>
          <table:table-cell table:formula="of:=SUM([.C213:.C216];[.C224])" office:value-type="float" office:value="3400" calcext:value-type="float">
            <text:p>3400</text:p>
          </table:table-cell>
          <table:table-cell office:value-type="string" calcext:value-type="string">
            <text:p>т. е. 4 метра</text:p>
          </table:table-cell>
          <table:table-cell table:formula="of:=SUM([.C213:.C216])" office:value-type="float" office:value="2500" calcext:value-type="float">
            <text:p>2500</text:p>
          </table:table-cell>
          <table:table-cell office:value-type="string" calcext:value-type="string">
            <text:p>т. е. 3 метра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2-жильный 2,5 мм2</text:p>
          </table:table-cell>
          <table:table-cell/>
          <table:table-cell table:formula="of:=[.C225]" office:value-type="float" office:value="800" calcext:value-type="float">
            <text:p>800</text:p>
          </table:table-cell>
          <table:table-cell office:value-type="string" calcext:value-type="string">
            <text:p>т. е. 1 метр</text:p>
          </table:table-cell>
          <table:table-cell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4-жильный 0,35 мм2</text:p>
          </table:table-cell>
          <table:table-cell/>
          <table:table-cell table:style-name="ce14" table:formula="of:=SUM([.C217:.C222])" office:value-type="float" office:value="3500" calcext:value-type="float">
            <text:p>3500</text:p>
          </table:table-cell>
          <table:table-cell office:value-type="string" calcext:value-type="string">
            <text:p>т. е. 4 метра</text:p>
          </table:table-cell>
          <table:table-cell table:formula="of:=SUM([.C217:.C222])" office:value-type="float" office:value="3500" calcext:value-type="float">
            <text:p>3500</text:p>
          </table:table-cell>
          <table:table-cell table:style-name="ce25" office:value-type="string" calcext:value-type="string">
            <text:p>т. е. 4 метра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Это берется из БП:</text:p>
          </table:table-cell>
          <table:table-cell table:number-columns-repeated="4"/>
          <table:table-cell table:style-name="ce15" table:number-columns-repeated="3"/>
          <table:table-cell table:number-columns-repeated="1016"/>
        </table:table-row>
        <table:table-row table:style-name="ro2">
          <table:table-cell table:style-name="ce16" office:value-type="string" calcext:value-type="string">
            <text:p>в наборе</text:p>
          </table:table-cell>
          <table:table-cell office:value-type="string" calcext:value-type="string">
            <text:p>Разъем питания сопла</text:p>
          </table:table-cell>
          <table:table-cell office:value-type="string" calcext:value-type="string">
            <text:p>4х1 мам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15" office:value-type="string" calcext:value-type="string">
            <text:p>Длины проводов приведены с учетом 300 мм хвостов у моторов и 400 мм хвоста у кулера.</text:p>
          </table:table-cell>
          <table:table-cell table:style-name="ce15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(проверяйте длину проводов моторов, т. к. она у разных моделей разная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Рекомендуется нагрузить шину +5В у блока питания (дает +5% эффективности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Это покупается: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Термоусадка 2 мм</text:p>
          </table:table-cell>
          <table:table-cell office:value-type="string" calcext:value-type="string">
            <text:p>1 м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Термоусадка 7 мм</text:p>
          </table:table-cell>
          <table:table-cell office:value-type="string" calcext:value-type="string">
            <text:p>5 м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дробнее по разъемам написано тут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wiki.livelyminds.ru/w/Сборка_электроники_SibRap</text:p>
          </table:table-cell>
          <table:table-cell table:number-columns-repeated="1023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bRap 5" table:style-name="ta1">
        <table:table-column table:style-name="co1" table:default-cell-style-name="ce2"/>
        <table:table-column table:style-name="co2" table:default-cell-style-name="ce2"/>
        <table:table-column table:style-name="co9" table:default-cell-style-name="ce6"/>
        <table:table-column table:style-name="co4" table:default-cell-style-name="ce2"/>
        <table:table-column table:style-name="co10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5" table:default-cell-style-name="ce2"/>
        <table:table-row table:style-name="ro1">
          <table:table-cell table:style-name="ce1" office:value-type="string" calcext:value-type="string">
            <text:p>Принтер SibRap версия 5 (1.1)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Отличия: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моторы перенесены вниз</text:p>
          </table:table-cell>
          <table:table-cell table:number-columns-repeated="1021"/>
        </table:table-row>
        <table:table-row table:style-name="ro2">
          <table:table-cell table:style-name="ce1"/>
          <table:table-cell office:value-type="string" calcext:value-type="string">
            <text:p>- добавлены новые детали из оргстекла <text:span text:style-name="T1">(</text:span>part07 на ось Z<text:span text:style-name="T1">)</text:span></text:p>
          </table:table-cell>
          <table:table-cell table:number-columns-repeated="1021"/>
        </table:table-row>
        <table:table-row table:style-name="ro2">
          <table:table-cell table:style-name="ce1"/>
          <table:table-cell office:value-type="string" calcext:value-type="string">
            <text:p>- переделана part13 <text:span text:style-name="T1">(</text:span>крепление мотора Y<text:span text:style-name="T1">)</text:span>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- детали переименованы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- редуктор теперь напечатан из ABS+нейлон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- в редукторе шевронная шестерня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- перешли на ремень GT2 и заводские шкивы GT2 <text:span text:style-name="T1">(</text:span>аналогов в России не нашли<text:span text:style-name="T1">)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 провода оптимизированы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 по Y ремень перекручен мебиусом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2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7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ST42-4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,Y</text:p>
          </table:table-cell>
          <table:table-cell office:value-type="string" calcext:value-type="string">
            <text:p>На вал 5 мм, 20 зубов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Ниоз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GT2 6,35 мм x 1,8 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Ниоз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40 мм длина, 8 мм диаметр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50 мм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4]" office:value-type="float" office:value="88" calcext:value-type="float">
            <text:p>8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 (Иванова, 31)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table:formula="of:=[.D117]" office:value-type="float" office:value="2" calcext:value-type="float">
            <text:p>2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М8</text:p>
          </table:table-cell>
          <table:table-cell table:formula="of:=[.D122]" office:value-type="float" office:value="7" calcext:value-type="float">
            <text:p>7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26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31]" office:value-type="float" office:value="6" calcext:value-type="float">
            <text:p>6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Винты с внутр шестигранником</text:p>
          </table:table-cell>
          <table:table-cell office:value-type="string" calcext:value-type="string">
            <text:p>М5 х 16</text:p>
          </table:table-cell>
          <table:table-cell table:formula="of:=[.A170]+[.A171]" office:value-type="float" office:value="16" calcext:value-type="float">
            <text:p>16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Винты с внутр шестигранником, крепление корпуса</text:p>
          </table:table-cell>
          <table:table-cell office:value-type="string" calcext:value-type="string">
            <text:p>М5 х 10</text:p>
          </table:table-cell>
          <table:table-cell table:formula="of:=[.A172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 потайная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Гайки с сальником для площадки и сборки корпуса</text:p>
          </table:table-cell>
          <table:table-cell office:value-type="string" calcext:value-type="string">
            <text:p>М4</text:p>
          </table:table-cell>
          <table:table-cell table:formula="of:=[.D157]" office:value-type="float" office:value="36" calcext:value-type="float">
            <text:p>36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49]" office:value-type="float" office:value="58" calcext:value-type="float">
            <text:p>5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67]" office:value-type="float" office:value="34" calcext:value-type="float">
            <text:p>34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Винты для крепления корпуса</text:p>
          </table:table-cell>
          <table:table-cell office:value-type="string" calcext:value-type="string">
            <text:p>М4 х 10 полукруг крест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Сталь 1,5 мм, 4 детал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Уголки</text:p>
          </table:table-cell>
          <table:table-cell office:value-type="string" calcext:value-type="string">
            <text:p>бытовые, 13мм до центров отверстий, диам отв 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80]" office:value-type="float" office:value="10" calcext:value-type="float">
            <text:p>10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АкадемСнаб (Пасечная, 4)</text:p>
          </table:table-cell>
          <table:table-cell table:number-columns-repeated="1017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Муфта для двигателей оси Z</text:p>
          </table:table-cell>
          <table:table-cell office:value-type="string" calcext:value-type="string">
            <text:p>Алюминий, разрезная, вал 5 x резьба M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ftoroplast/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ый термобарь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Фторопластовый переходник 3 мм 1.75 мм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7</text:p>
          </table:table-cell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metal/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3</text:p>
          </table:table-cell>
          <table:table-cell office:value-type="string" calcext:value-type="string">
            <text:p>Виталий, НГТУ</text:p>
          </table:table-cell>
          <table:table-cell table:number-columns-repeated="101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П-швеллер</text:p>
          </table:table-cell>
          <table:table-cell office:value-type="string" calcext:value-type="string">
            <text:p>Алюминий, 20 (хвосты) х 25 (перекладина) х 36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5</text:p>
          </table:table-cell>
          <table:table-cell office:value-type="string" calcext:value-type="string">
            <text:p>Евгений</text:p>
          </table:table-cell>
          <table:table-cell table:number-columns-repeated="101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6</text:p>
          </table:table-cell>
          <table:table-cell table:number-columns-repeated="101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laser/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4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5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6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Детали каретки (2 основных + 2 зеркальных)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7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Ножка площадки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2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calcext:value-type="string">
            <text:p>abs/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разъем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office:value-type="string" calcext:value-type="string">
            <text:p>Пластик из Нижнего Новгорода</text:p>
          </table:table-cell>
          <table:table-cell table:number-columns-repeated="101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Головка, больша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</text:p>
          </table:table-cell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Головка, средня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8</text:p>
          </table:table-cell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Головка, крышечк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9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23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11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t12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Редуктор, большая шестерня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large</text:p>
          </table:table-cell>
          <table:table-cell table:number-columns-repeated="1018"/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string" calcext:value-type="string">
            <text:p>Редуктор, малая шестерня</text:p>
          </table:table-cell>
          <table:table-cell office:value-type="string" calcext:value-type="string">
            <text:p>нейлон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small</text:p>
          </table:table-cell>
          <table:table-cell table:number-columns-repeated="1018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able/</text:p>
          </table:table-cell>
          <table:table-cell table:number-columns-repeated="1018"/>
        </table:table-row>
        <table:table-row table:style-name="ro8">
          <table:table-cell office:value-type="float" office:value="54" calcext:value-type="float">
            <text:p>54</text:p>
          </table:table-cell>
          <table:table-cell office:value-type="string" calcext:value-type="string">
            <text:p>СМЛ стол</text:p>
          </table:table-cell>
          <table:table-cell office:value-type="string" calcext:value-type="string">
            <text:p>Стекломагниевый лист 210 x 210 x 8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2</text:p>
          </table:table-cell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Подставка под стол</text:p>
          </table:table-cell>
          <table:table-cell office:value-type="string" calcext:value-type="string">
            <text:p>Фанера 180 x 120 x 6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1</text:p>
          </table:table-cell>
          <table:table-cell office:value-type="string" calcext:value-type="string">
            <text:p>Валерий (+79139061538)</text:p>
          </table:table-cell>
          <table:table-cell table:number-columns-repeated="101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Концевые переключатели</text:p>
          </table:table-cell>
          <table:table-cell office:value-type="string" calcext:value-type="string">
            <text:p>Микрокнопки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Набор электроники RAMPS</text:p>
          </table:table-cell>
          <table:table-cell office:value-type="string" calcext:value-type="string">
            <text:p>FreeDuino, 4 StepStick, RAM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Девиктер</text:p>
          </table:table-cell>
          <table:table-cell table:number-columns-repeated="1017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Плата стола</text:p>
          </table:table-cell>
          <table:table-cell office:value-type="string" calcext:value-type="string">
            <text:p>Изготовлена, список компонентов см ниже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Электроконнект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Блок питания ATX</text:p>
          </table:table-cell>
          <table:table-cell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2e4online (ВЦ)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Кулер охлаждающий</text:p>
          </table:table-cell>
          <table:table-cell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table:number-columns-repeated="101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iniUSB-кабель</text:p>
          </table:table-cell>
          <table:table-cell office:value-type="string" calcext:value-type="string">
            <text:p>1,8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8 Ом 2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EPCOS NTC 100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Провода</text:p>
          </table:table-cell>
          <table:table-cell office:value-type="string" calcext:value-type="string">
            <text:p>Метраж и диаметр см ниже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Метраж зубчатых ремней: на ось X — 90 см, на ось Y — 90 см.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Распил из 7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/>
          <table:table-cell office:value-type="string" calcext:value-type="string">
            <text:p>Общий метраж: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2]" office:value-type="float" office:value="20" calcext:value-type="float">
            <text:p>20</text:p>
          </table:table-cell>
          <table:table-cell table:style-name="Default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F92]*[.G92]" office:value-type="float" office:value="172" calcext:value-type="float">
            <text:p>172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3]" office:value-type="float" office:value="20" calcext:value-type="float">
            <text:p>20</text:p>
          </table:table-cell>
          <table:table-cell table:style-name="Default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F93]*[.G93]" office:value-type="float" office:value="222" calcext:value-type="float">
            <text:p>222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4]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F94]*[.G94]" office:value-type="float" office:value="70" calcext:value-type="float">
            <text:p>70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3+37</text:p>
          </table:table-cell>
          <table:table-cell office:value-type="float" office:value="80" calcext:value-type="float">
            <text:p>80</text:p>
          </table:table-cell>
          <table:table-cell table:formula="of:=100-[.C95]" office:value-type="float" office:value="20" calcext:value-type="float">
            <text:p>20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F95]*[.G95]"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96]"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H92:.H95])" office:value-type="float" office:value="584" calcext:value-type="float">
            <text:p>584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office:value-type="float" office:value="97" calcext:value-type="float">
            <text:p>97</text:p>
          </table:table-cell>
          <table:table-cell table:formula="of:=100-[.C97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5+35</text:p>
          </table:table-cell>
          <table:table-cell office:value-type="float" office:value="70" calcext:value-type="float">
            <text:p>70</text:p>
          </table:table-cell>
          <table:table-cell table:formula="of:=100-[.C98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Гайки М8 с фланцем: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Держатель маленький</text:p>
          </table:table-cell>
          <table:table-cell office:value-type="float" office:value="2" calcext:value-type="float">
            <text:p>2</text:p>
          </table:table-cell>
          <table:table-cell table:formula="of:=[.A101]*[.C101]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ожка</text:p>
          </table:table-cell>
          <table:table-cell office:value-type="float" office:value="8" calcext:value-type="float">
            <text:p>8</text:p>
          </table:table-cell>
          <table:table-cell table:formula="of:=[.A102]*[.C102]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Загогулина верхняя</text:p>
          </table:table-cell>
          <table:table-cell office:value-type="float" office:value="8" calcext:value-type="float">
            <text:p>8</text:p>
          </table:table-cell>
          <table:table-cell table:formula="of:=[.A103]*[.C103]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для мотора Z</text:p>
          </table:table-cell>
          <table:table-cell office:value-type="float" office:value="4" calcext:value-type="float">
            <text:p>4</text:p>
          </table:table-cell>
          <table:table-cell table:formula="of:=[.A104]*[.C104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float" office:value="4" calcext:value-type="float">
            <text:p>4</text:p>
          </table:table-cell>
          <table:table-cell table:formula="of:=[.A105]*[.C105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Зажим для направляющей Z</text:p>
          </table:table-cell>
          <table:table-cell office:value-type="float" office:value="0" calcext:value-type="float">
            <text:p>0</text:p>
          </table:table-cell>
          <table:table-cell table:formula="of:=[.A106]*[.C106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Детали каретки (2 основных + 2 зеркальных)</text:p>
          </table:table-cell>
          <table:table-cell office:value-type="float" office:value="0" calcext:value-type="float">
            <text:p>0</text:p>
          </table:table-cell>
          <table:table-cell table:formula="of:=[.A107]*[.C107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ожка площадки</text:p>
          </table:table-cell>
          <table:table-cell office:value-type="float" office:value="0" calcext:value-type="float">
            <text:p>0</text:p>
          </table:table-cell>
          <table:table-cell table:formula="of:=[.A108]*[.C108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для мотора Y</text:p>
          </table:table-cell>
          <table:table-cell office:value-type="float" office:value="4" calcext:value-type="float">
            <text:p>4</text:p>
          </table:table-cell>
          <table:table-cell table:formula="of:=[.A109]*[.C109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для мотора X</text:p>
          </table:table-cell>
          <table:table-cell office:value-type="float" office:value="1" calcext:value-type="float">
            <text:p>1</text:p>
          </table:table-cell>
          <table:table-cell table:formula="of:=[.A111]*[.C111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float" office:value="0" calcext:value-type="float">
            <text:p>0</text:p>
          </table:table-cell>
          <table:table-cell table:formula="of:=[.A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Y напротив мотора</text:p>
          </table:table-cell>
          <table:table-cell office:value-type="float" office:value="2" calcext:value-type="float">
            <text:p>2</text:p>
          </table:table-cell>
          <table:table-cell table:formula="of:=[.A113]*[.C113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Итого</text:p>
          </table:table-cell>
          <table:table-cell table:formula="of:=SUM([.D101:.D113])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айки М8 обычные:</text:p>
          </table:table-cell>
          <table:table-cell/>
          <table:table-cell table:style-name="ce8"/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" calcext:value-type="float">
            <text:p>1</text:p>
          </table:table-cell>
          <table:table-cell table:formula="of:=[.A116]*[.C116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Итого</text:p>
          </table:table-cell>
          <table:table-cell table:formula="of:=SUM([.D116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айки удлиненные M8:</text:p>
          </table:table-cell>
          <table:table-cell/>
          <table:table-cell table:style-name="ce8"/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Ходовые гайки по Z</text:p>
          </table:table-cell>
          <table:table-cell table:style-name="ce8" office:value-type="float" office:value="1" calcext:value-type="float">
            <text:p>1</text:p>
          </table:table-cell>
          <table:table-cell table:formula="of:=[.A119]*[.C119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ов Z</text:p>
          </table:table-cell>
          <table:table-cell table:style-name="ce8" office:value-type="float" office:value="1" calcext:value-type="float">
            <text:p>1</text:p>
          </table:table-cell>
          <table:table-cell table:formula="of:=[.A120]*[.C120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 к головке</text:p>
          </table:table-cell>
          <table:table-cell table:style-name="ce8" office:value-type="float" office:value="1" calcext:value-type="float">
            <text:p>1</text:p>
          </table:table-cell>
          <table:table-cell table:formula="of:=[.A121]*[.C121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Итого</text:p>
          </table:table-cell>
          <table:table-cell table:formula="of:=SUM([.D119:.D121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Шайбы обычные M8: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X</text:p>
          </table:table-cell>
          <table:table-cell table:style-name="ce8"/>
          <table:table-cell table:number-columns-repeated="1020"/>
        </table:table-row>
        <table:table-row table:style-name="ro1">
          <table:table-cell table:formula="of:=SUM([.A124:.A125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Шайбы кузовные M8x30: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style-name="ce8"/>
          <table:table-cell table:number-columns-repeated="1020"/>
        </table:table-row>
        <table:table-row table:style-name="ro1">
          <table:table-cell table:formula="of:=SUM([.A129:.A130])" office:value-type="float" office:value="6" calcext:value-type="float">
            <text:p>6</text:p>
          </table:table-cell>
          <table:table-cell office:value-type="string" calcext:value-type="string">
            <text:p>Итого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table:style-name="ce8"/>
          <table:table-cell table:number-columns-repeated="1020"/>
        </table:table-row>
        <table:table-row table:style-name="ro2">
          <table:table-cell office:value-type="string" calcext:value-type="string">
            <text:p>Винты M3:</text:p>
          </table:table-cell>
          <table:table-cell/>
          <table:table-cell table:style-name="ce9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34]+[.A135]+[.A137]+[.A138]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139]+[.A142]+[.A143]+[.A144]"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моторов Z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36]+[.A145]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экструдера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46]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A140]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A141]+[.A147]+[.A148]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9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formula="of:=SUM([.E134:.E139])"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20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скобы к мотору экструдера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020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каретки XZ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formula="of:=SUM([.A134:.A148])" office:value-type="float" office:value="58" calcext:value-type="float">
            <text:p>58</text:p>
          </table:table-cell>
          <table:table-cell office:value-type="string" calcext:value-type="string">
            <text:p>Итого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Винты M4 потайная головка:</text:p>
          </table:table-cell>
          <table:table-cell/>
          <table:table-cell table:style-name="ce9" office:value-type="string" calcext:value-type="string">
            <text:p>Длина, мм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Площадка стола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Гайки М4 с сальником: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Площадка стола</text:p>
          </table:table-cell>
          <table:table-cell office:value-type="float" office:value="3" calcext:value-type="float">
            <text:p>3</text:p>
          </table:table-cell>
          <table:table-cell table:formula="of:=[.A155]*[.C155]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Сборка корпуса</text:p>
          </table:table-cell>
          <table:table-cell office:value-type="float" office:value="2" calcext:value-type="float">
            <text:p>2</text:p>
          </table:table-cell>
          <table:table-cell table:formula="of:=[.A156]*[.C156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Итого</text:p>
          </table:table-cell>
          <table:table-cell table:formula="of:=SUM([.D155:.D156])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айки М3: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1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каретки XZ</text:p>
          </table:table-cell>
          <table:table-cell table:number-columns-repeated="1021"/>
        </table:table-row>
        <table:table-row table:style-name="ro1">
          <table:table-cell table:formula="of:=SUM([.A159:.A166])" office:value-type="float" office:value="34" calcext:value-type="float">
            <text:p>34</text:p>
          </table:table-cell>
          <table:table-cell office:value-type="string" calcext:value-type="string">
            <text:p>Итого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Винты М5 с внутренним шестигранником:</text:p>
          </table:table-cell>
          <table:table-cell/>
          <table:table-cell table:style-name="ce8" office:value-type="string" calcext:value-type="string">
            <text:p>Длина, мм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корпуса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formula="of:=SUM([.A170:.A172])" office:value-type="float" office:value="24" calcext:value-type="float">
            <text:p>24</text:p>
          </table:table-cell>
          <table:table-cell office:value-type="string" calcext:value-type="string">
            <text:p>Итого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Подшипники: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Валы по Z</text:p>
          </table:table-cell>
          <table:table-cell table:number-columns-repeated="1021"/>
        </table:table-row>
        <table:table-row table:style-name="ro1">
          <table:table-cell table:formula="of:=SUM([.A176:.A179])" office:value-type="float" office:value="10" calcext:value-type="float">
            <text:p>10</text:p>
          </table:table-cell>
          <table:table-cell office:value-type="string" calcext:value-type="string">
            <text:p>Итого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5">
          <table:table-cell table:style-name="ce3" office:value-type="string" calcext:value-type="string">
            <text:p>Длины проводов:</text:p>
          </table:table-cell>
          <table:table-cell table:style-name="ce3"/>
          <table:table-cell table:style-name="ce7" office:value-type="string" calcext:value-type="string">
            <text:p>Длина, мм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Итого, мм</text:p>
          </table:table-cell>
          <table:table-cell table:style-name="ce3" office:value-type="string" calcext:value-type="string">
            <text:p>Двухжильные провода?</text:p>
          </table:table-cell>
          <table:table-cell table:style-name="ce3" office:value-type="string" calcext:value-type="string">
            <text:p>Кол-во выводов на разъемы RAMPS</text:p>
          </table:table-cell>
          <table:table-cell table:style-name="ce3" office:value-type="string" calcext:value-type="string">
            <text:p>Кол-во выводов на клеммы RAMPS</text:p>
          </table:table-cell>
          <table:table-cell table:style-name="ce3"/>
          <table:table-cell table:number-columns-repeated="1014"/>
        </table:table-row>
        <table:table-row table:style-name="ro5">
          <table:table-cell/>
          <table:table-cell office:value-type="string" calcext:value-type="string">
            <text:p>Концевик X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83]*[.D183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Концевик Y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formula="of:=[.C184]*[.D184]" office:value-type="float" office:value="700" calcext:value-type="float">
            <text:p>7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Концевик Z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85]*[.D185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Мотор X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C186]*[.D186]" office:value-type="float" office:value="800" calcext:value-type="float">
            <text:p>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Мотор Y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C187]*[.D187]" office:value-type="float" office:value="1000" calcext:value-type="float">
            <text:p>10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Мотор Z1 (над X)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188]*[.D188]" office:value-type="float" office:value="300" calcext:value-type="float">
            <text:p>3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Мотор Z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C189]*[.D189]" office:value-type="float" office:value="800" calcext:value-type="float">
            <text:p>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Мотор E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formula="of:=[.C190]*[.D190]" office:value-type="float" office:value="1800" calcext:value-type="float">
            <text:p>1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Сопло S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table:formula="of:=[.C191]*[.D191]" office:value-type="float" office:value="2200" calcext:value-type="float">
            <text:p>2200</text:p>
          </table:table-cell>
          <table:table-cell office:value-type="string" calcext:value-type="string">
            <text:p>Да, 0,35 мм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Кулер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92]*[.D192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Стол датчик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C193]*[.D193]" office:value-type="float" office:value="900" calcext:value-type="float">
            <text:p>9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От сопла до разъема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194]*[.D194]" office:value-type="float" office:value="300" calcext:value-type="float">
            <text:p>300</text:p>
          </table:table-cell>
          <table:table-cell office:value-type="string" calcext:value-type="string">
            <text:p>Да, 0,35 мм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Стол нагрев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C195]*[.D195]" office:value-type="float" office:value="800" calcext:value-type="float">
            <text:p>800</text:p>
          </table:table-cell>
          <table:table-cell office:value-type="string" calcext:value-type="string">
            <text:p>Да, 2,5 мм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Блок питания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formula="of:=[.C196]*[.D196]" office:value-type="float" office:value="900" calcext:value-type="float">
            <text:p>900</text:p>
          </table:table-cell>
          <table:table-cell office:value-type="string" calcext:value-type="string">
            <text:p>Да, 2,5 мм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Итого</text:p>
          </table:table-cell>
          <table:table-cell table:number-columns-repeated="5"/>
          <table:table-cell table:formula="of:=SUM([.G183:.G196])" office:value-type="float" office:value="30" calcext:value-type="float">
            <text:p>30</text:p>
          </table:table-cell>
          <table:table-cell table:formula="of:=SUM([.H183:.H196])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жильный 0,35 мм2</text:p>
          </table:table-cell>
          <table:table-cell/>
          <table:table-cell table:formula="of:=SUM([.E183:.E194])" office:value-type="float" office:value="10600" calcext:value-type="float">
            <text:p>10600</text:p>
          </table:table-cell>
          <table:table-cell office:value-type="string" calcext:value-type="string">
            <text:p>или 11 м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жильный 2,5 мм2</text:p>
          </table:table-cell>
          <table:table-cell/>
          <table:table-cell table:formula="of:=SUM([.E195:.E196])" office:value-type="float" office:value="1700" calcext:value-type="float">
            <text:p>1700</text:p>
          </table:table-cell>
          <table:table-cell office:value-type="string" calcext:value-type="string">
            <text:p>или 2 м</text:p>
          </table:table-cell>
          <table:table-cell/>
          <table:table-cell table:style-name="ce3" office:value-type="string" calcext:value-type="string">
            <text:p>Т.к. провод красно-черный, расклад на моторы идет такой: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красный</text:p>
          </table:table-cell>
          <table:table-cell table:style-name="ce3" office:value-type="string" calcext:value-type="string">
            <text:p>Красный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Это берется из БП:</text:p>
          </table:table-cell>
          <table:table-cell table:number-columns-repeated="4"/>
          <table:table-cell table:style-name="ce3" office:value-type="string" calcext:value-type="string">
            <text:p>синий</text:p>
          </table:table-cell>
          <table:table-cell table:style-name="ce3" office:value-type="string" calcext:value-type="string">
            <text:p>Черный 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Разъем питания сопла</text:p>
          </table:table-cell>
          <table:table-cell office:value-type="string" calcext:value-type="string">
            <text:p>4х1 мам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зеленый</text:p>
          </table:table-cell>
          <table:table-cell table:style-name="ce3" office:value-type="string" calcext:value-type="string">
            <text:p>Красный 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черный</text:p>
          </table:table-cell>
          <table:table-cell table:style-name="ce3" office:value-type="string" calcext:value-type="string">
            <text:p>Черный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Это покупается:</text:p>
          </table:table-cell>
          <table:table-cell table:number-columns-repeated="4"/>
          <table:table-cell table:style-name="ce3" office:value-type="string" calcext:value-type="string">
            <text:p>Длины проводов приведены с учетом 300 мм хвостов у моторов и 400 мм хвоста у кулера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Линейка PBS-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Ответный разъем стола CHU-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екомендуется нагрузить шину +5В у блока питания (дает +5% эффективности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Ответные клеммы стола 36063L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Угловой разъем THP-4MR (4x1 папа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Термоусадка 2 мм2</text:p>
          </table:table-cell>
          <table:table-cell office:value-type="string" calcext:value-type="string">
            <text:p>1 м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одробнее по разъемам написано ту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wiki.livelyminds.ru/w/Сборка_электроники_SibRap</text:p>
          </table:table-cell>
          <table:table-cell table:number-columns-repeated="1022"/>
        </table:table-row>
        <table:table-row table:style-name="ro1" table:number-rows-repeated="1048361">
          <table:table-cell table:number-columns-repeated="1023"/>
        </table:table-row>
        <table:table-row table:style-name="ro6" table:number-rows-repeated="3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SibRap 4" table:style-name="ta1"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10" table:default-cell-style-name="ce2"/>
        <table:table-column table:style-name="co13" table:default-cell-style-name="ce2"/>
        <table:table-column table:style-name="co14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5" table:default-cell-style-name="ce2"/>
        <table:table-row table:style-name="ro10">
          <table:table-cell table:style-name="ce1" office:value-type="string" calcext:value-type="string">
            <text:p>Принтер SibRap версия 4 (1.0)</text:p>
          </table:table-cell>
          <table:table-cell table:number-columns-repeated="1023"/>
        </table:table-row>
        <table:table-row table:style-name="ro10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5">
          <table:table-cell table:style-name="ce1"/>
          <table:table-cell office:value-type="string" calcext:value-type="string">
            <text:p>- добавлены новые детали из оргстекла <text:span text:style-name="T1">(</text:span>part07 на ось Z<text:span text:style-name="T1">)</text:span>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детали переименованы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создан 3d-проект, все детали отлажены по форме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сделаны чертежи всех деталей в DXF и PNG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0">
          <table:table-cell table:style-name="ce3" office:value-type="string" calcext:value-type="string">
            <text:p>Длины проводов:</text:p>
          </table:table-cell>
          <table:table-cell table:style-name="ce3"/>
          <table:table-cell table:style-name="ce3" office:value-type="string" calcext:value-type="string">
            <text:p>Длина, см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Итого, см</text:p>
          </table:table-cell>
          <table:table-cell table:style-name="ce3"/>
          <table:table-cell table:style-name="ce3" office:value-type="string" calcext:value-type="string">
            <text:p>Двухжильные провода?</text:p>
          </table:table-cell>
          <table:table-cell table:style-name="ce3" office:value-type="string" calcext:value-type="string">
            <text:p>Трубка, длина, см</text:p>
          </table:table-cell>
          <table:table-cell table:style-name="ce3" office:value-type="string" calcext:value-type="string">
            <text:p>Трубка, диаметр, мм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4"/>
        </table:table-row>
        <table:table-row table:style-name="ro10">
          <table:table-cell/>
          <table:table-cell office:value-type="string" calcext:value-type="string">
            <text:p>Концевик 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50" calcext:value-type="float">
            <text:p>50</text:p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Концевик 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70" calcext:value-type="float">
            <text:p>70</text:p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Концевик Z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50" calcext:value-type="float">
            <text:p>50</text:p>
          </table:table-cell>
          <table:table-cell/>
          <table:table-cell office:value-type="string" calcext:value-type="string">
            <text:p>да, 0,5 мм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Мотор X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[.C13]*[.D13]" office:value-type="float" office:value="272" calcext:value-type="float">
            <text:p>272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Мотор Y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[.C14]*[.D14]" office:value-type="float" office:value="380" calcext:value-type="float">
            <text:p>380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Мотор Z1 (над X)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[.C15]*[.D15]" office:value-type="float" office:value="312" calcext:value-type="float">
            <text:p>312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Мотор Z2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formula="of:=[.C16]*[.D16]" office:value-type="float" office:value="444" calcext:value-type="float">
            <text:p>444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Мотор E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formula="of:=[.C17]*[.D17]" office:value-type="float" office:value="468" calcext:value-type="float">
            <text:p>468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Сопло S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[.C18]*[.D18]" office:value-type="float" office:value="436" calcext:value-type="float">
            <text:p>436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Кулер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float" office:value="93" calcext:value-type="float">
            <text:p>93</text:p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Стол нагрев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80" calcext:value-type="float">
            <text:p>80</text:p>
          </table:table-cell>
          <table:table-cell/>
          <table:table-cell office:value-type="string" calcext:value-type="string">
            <text:p>да, 2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Стол датчик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90" calcext:value-type="float">
            <text:p>90</text:p>
          </table:table-cell>
          <table:table-cell/>
          <table:table-cell office:value-type="string" calcext:value-type="string">
            <text:p>да, 0,5 мм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БП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[.C22]*[.D22]" office:value-type="float" office:value="90" calcext:value-type="float">
            <text:p>90</text:p>
          </table:table-cell>
          <table:table-cell/>
          <table:table-cell office:value-type="string" calcext:value-type="string">
            <text:p>да, 2,5 мм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0">
          <table:table-cell table:number-columns-repeated="1024"/>
        </table:table-row>
        <table:table-row table:style-name="ro10">
          <table:table-cell table:style-name="ce3" office:value-type="string" calcext:value-type="string">
            <text:p>Итого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1жильный 4-х цветов, каждого цвета</text:p>
          </table:table-cell>
          <table:table-cell/>
          <table:table-cell table:formula="of:=[.C13]+[.C14]+[.C15]+[.C16]+[.C17]+[.C18]" office:value-type="float" office:value="578" calcext:value-type="float">
            <text:p>578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2жильный 0,5 мм2</text:p>
          </table:table-cell>
          <table:table-cell/>
          <table:table-cell table:formula="of:=[.C10]+[.C11]+[.C12]+[.C19]+[.C21]" office:value-type="float" office:value="353" calcext:value-type="float">
            <text:p>353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2жильный 2,5 мм2</text:p>
          </table:table-cell>
          <table:table-cell/>
          <table:table-cell table:formula="of:=[.C20]+[.C22]*2" office:value-type="float" office:value="170" calcext:value-type="float">
            <text:p>170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Метраж зубчатых ремней: на ось X — 90 см, на ось Y — 80 см.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Аналог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number-columns-repeated="1014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ST42-4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Абелт</text:p>
          </table:table-cell>
          <table:table-cell table:number-columns-repeated="1017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Абелт</text:p>
          </table:table-cell>
          <table:table-cell table:number-columns-repeated="1017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Скат</text:p>
          </table:table-cell>
          <table:table-cell table:number-columns-repeated="1017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40 мм длина, 8 мм диаметр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Скат</text:p>
          </table:table-cell>
          <table:table-cell table:number-columns-repeated="1017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50 мм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7"/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М8</text:p>
          </table:table-cell>
          <table:table-cell table:formula="of:=[.D151]" office:value-type="float" office:value="7" calcext:value-type="float">
            <text:p>7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95]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шкивы X, Y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6" calcext:value-type="float">
            <text:p>16</text:p>
          </table:table-cell>
          <table:table-cell office:value-type="string" calcext:value-type="string">
            <text:p>Винты с внутр шестигранником</text:p>
          </table:table-cell>
          <table:table-cell office:value-type="string" calcext:value-type="string">
            <text:p>М5 х 16</text:p>
          </table:table-cell>
          <table:table-cell table:formula="of:=[.A180]+[.A181]" office:value-type="float" office:value="16" calcext:value-type="float">
            <text:p>16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с внутр шестигранником, крепление корпуса</text:p>
          </table:table-cell>
          <table:table-cell office:value-type="string" calcext:value-type="string">
            <text:p>М5 х 10</text:p>
          </table:table-cell>
          <table:table-cell table:formula="of:=[.A182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8" calcext:value-type="float">
            <text:p>18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 потайная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9" calcext:value-type="float">
            <text:p>19</text:p>
          </table:table-cell>
          <table:table-cell office:value-type="string" calcext:value-type="string">
            <text:p>Гайки с сальником для площадки и сборки корпуса</text:p>
          </table:table-cell>
          <table:table-cell office:value-type="string" calcext:value-type="string">
            <text:p>М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20" calcext:value-type="float">
            <text:p>20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67]" office:value-type="float" office:value="52" calcext:value-type="float">
            <text:p>52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21" calcext:value-type="float">
            <text:p>21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77]" office:value-type="float" office:value="30" calcext:value-type="float">
            <text:p>30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/>
          <table:table-cell office:value-type="string" calcext:value-type="string">
            <text:p>Корпус</text:p>
          </table:table-cell>
          <table:table-cell office:value-type="string" calcext:value-type="string">
            <text:p>Сталь 1,5 мм, 4 детали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0">
          <table:table-cell/>
          <table:table-cell office:value-type="string" calcext:value-type="string">
            <text:p>Уголки</text:p>
          </table:table-cell>
          <table:table-cell office:value-type="string" calcext:value-type="string">
            <text:p>бытовые, 13мм до центров отверстий, диам отв 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/>
          <table:table-cell office:value-type="string" calcext:value-type="string">
            <text:p>Винты для крепления корпуса</text:p>
          </table:table-cell>
          <table:table-cell office:value-type="string" calcext:value-type="string">
            <text:p>М4 х 10 полукруг крест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90]" office:value-type="float" office:value="10" calcext:value-type="float">
            <text:p>10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number-columns-repeated="1017"/>
        </table:table-row>
        <table:table-row table:style-name="ro10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для двигателей оси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4"/>
          <table:table-cell table:style-name="ce3" office:value-type="string" calcext:value-type="string">
            <text:p>ftoroplast/</text:p>
          </table:table-cell>
          <table:table-cell table:number-columns-repeated="1019"/>
        </table:table-row>
        <table:table-row table:style-name="ro10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ый термобарь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0">
          <table:table-cell table:number-columns-repeated="4"/>
          <table:table-cell table:style-name="ce3" office:value-type="string" calcext:value-type="string">
            <text:p>metal/</text:p>
          </table:table-cell>
          <table:table-cell table:number-columns-repeated="1019"/>
        </table:table-row>
        <table:table-row table:style-name="ro10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/>
          <table:table-cell office:value-type="string" calcext:value-type="string">
            <text:p>Евгений</text:p>
          </table:table-cell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/>
          <table:table-cell office:value-type="string" calcext:value-type="string">
            <text:p>Виталий, НГТУ</text:p>
          </table:table-cell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11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6" office:value-type="string" calcext:value-type="string">
            <text:p>Алюминий, 20 (хвосты) х 25 (перекладина) х 36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/>
          <table:table-cell office:value-type="string" calcext:value-type="string">
            <text:p>Леруа Мерлен (Дима)</text:p>
          </table:table-cell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шестигранная для шестерни экструдера</text:p>
          </table:table-cell>
          <table:table-cell office:value-type="string" calcext:value-type="string">
            <text:p>Металл, гайка с фланцем со срезанной резьбой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s/part16_1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4"/>
          <table:table-cell table:style-name="ce3" office:value-type="string" calcext:value-type="string">
            <text:p>laser/</text:p>
          </table:table-cell>
          <table:table-cell table:number-columns-repeated="1019"/>
        </table:table-row>
        <table:table-row table:style-name="ro10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/>
          <table:table-cell office:value-type="string" calcext:value-type="string">
            <text:p>Л-Пласт (Бердск, Линейная, 5/2)</text:p>
          </table:table-cell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0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0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10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0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0">
          <table:table-cell/>
          <table:table-cell office:value-type="string" calcext:value-type="string">
            <text:p>Детали каретки (2 основных + 2 зеркальных)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7</text:p>
          </table:table-cell>
          <table:table-cell office:value-type="string" calcext:value-type="string">
            <text:p>abs/part15_2, 15_3</text:p>
          </table:table-cell>
          <table:table-cell table:number-columns-repeated="1018"/>
        </table:table-row>
        <table:table-row table:style-name="ro10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0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, 10gear (улучш)</text:p>
          </table:table-cell>
          <table:table-cell table:number-columns-repeated="1019"/>
        </table:table-row>
        <table:table-row table:style-name="ro10">
          <table:table-cell office:value-type="float" office:value="51" calcext:value-type="float">
            <text:p>51</text:p>
          </table:table-cell>
          <table:table-cell office:value-type="string" calcext:value-type="string">
            <text:p>Ножка площадки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abs/part20_1</text:p>
          </table:table-cell>
          <table:table-cell table:number-columns-repeated="1018"/>
        </table:table-row>
        <table:table-row table:style-name="ro10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0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0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office:value-type="string" calcext:value-type="string">
            <text:p>abs/part15_1</text:p>
          </table:table-cell>
          <table:table-cell table:style-name="Default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office:value-type="string" calcext:value-type="string">
            <text:p>abs/part14_1</text:p>
          </table:table-cell>
          <table:table-cell table:number-columns-repeated="1018"/>
        </table:table-row>
        <table:table-row table:style-name="ro10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экструдера большая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0, 43gear (улучш)</text:p>
          </table:table-cell>
          <table:table-cell table:number-columns-repeated="1019"/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1</text:p>
          </table:table-cell>
          <table:table-cell office:value-type="string" calcext:value-type="string">
            <text:p>abs/part21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4"/>
          <table:table-cell table:style-name="ce3" office:value-type="string" calcext:value-type="string">
            <text:p>abs/</text:p>
          </table:table-cell>
          <table:table-cell table:number-columns-repeated="1019"/>
        </table:table-row>
        <table:table-row table:style-name="ro10">
          <table:table-cell office:value-type="float" office:value="48" calcext:value-type="float">
            <text:p>48</text:p>
          </table:table-cell>
          <table:table-cell office:value-type="string" calcext:value-type="string">
            <text:p>Крепление разъема нагрев. Элемента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style-name="Default" table:number-columns-repeated="2"/>
          <table:table-cell table:number-columns-repeated="1017"/>
        </table:table-row>
        <table:table-row table:style-name="ro10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/>
          <table:table-cell office:value-type="string" calcext:value-type="string">
            <text:p>Пластик из Нижнего Тагила</text:p>
          </table:table-cell>
          <table:table-cell table:number-columns-repeated="1017"/>
        </table:table-row>
        <table:table-row table:style-name="ro10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23</text:p>
          </table:table-cell>
          <table:table-cell table:number-columns-repeated="1019"/>
        </table:table-row>
        <table:table-row table:style-name="ro10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11</text:p>
          </table:table-cell>
          <table:table-cell table:number-columns-repeated="1019"/>
        </table:table-row>
        <table:table-row table:style-name="ro10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2</text:p>
          </table:table-cell>
          <table:table-cell table:style-name="Default"/>
          <table:table-cell table:number-columns-repeated="1018"/>
        </table:table-row>
        <table:table-row table:style-name="ro10">
          <table:table-cell table:style-name="Default" table:number-columns-repeated="6"/>
          <table:table-cell table:number-columns-repeated="1018"/>
        </table:table-row>
        <table:table-row table:style-name="ro10" table:number-rows-repeated="3">
          <table:table-cell table:style-name="Default" table:number-columns-repeated="5"/>
          <table:table-cell table:number-columns-repeated="1019"/>
        </table:table-row>
        <table:table-row table:style-name="ro10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Фортуна (Иванова, 31)</text:p>
          </table:table-cell>
          <table:table-cell table:number-columns-repeated="1017"/>
        </table:table-row>
        <table:table-row table:style-name="ro12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6" office:value-type="string" calcext:value-type="string">
            <text:p>Стекломагниевый лист 210 x 210 x 8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6" office:value-type="string" calcext:value-type="string">
            <text:p>Фанера 180 x 120 x 6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Валерий (+79139061538)</text:p>
          </table:table-cell>
          <table:table-cell table:number-columns-repeated="1017"/>
        </table:table-row>
        <table:table-row table:style-name="ro10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Радиотехника (Иванова, 17)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0">
          <table:table-cell office:value-type="float" office:value="60" calcext:value-type="float">
            <text:p>60</text:p>
          </table:table-cell>
          <table:table-cell office:value-type="string" calcext:value-type="string">
            <text:p>Набор электроники RAMPS</text:p>
          </table:table-cell>
          <table:table-cell office:value-type="string" calcext:value-type="string">
            <text:p>FreeDuino, 4 StepStick, RAMP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Девиктер</text:p>
          </table:table-cell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office:value-type="string" calcext:value-type="string">
            <text:p>Плата стола</text:p>
          </table:table-cell>
          <table:table-cell office:value-type="string" calcext:value-type="string">
            <text:p>Изготовлена, список компонентов см ниже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Электроконнект</text:p>
          </table:table-cell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6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2e4online (ВЦ)</text:p>
          </table:table-cell>
          <table:table-cell table:number-columns-repeated="1017"/>
        </table:table-row>
        <table:table-row table:style-name="ro10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6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Квеста (Пентагон)</text:p>
          </table:table-cell>
          <table:table-cell table:number-columns-repeated="1017"/>
        </table:table-row>
        <table:table-row table:style-name="ro10">
          <table:table-cell office:value-type="float" office:value="65" calcext:value-type="float">
            <text:p>65</text:p>
          </table:table-cell>
          <table:table-cell office:value-type="string" calcext:value-type="string">
            <text:p>miniUSB-кабель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Квеста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Радиотовары (Зыряновская, 119)</text:p>
          </table:table-cell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8 Ом 2 Вт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EPCOS NTC 100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10">
          <table:table-cell/>
          <table:table-cell office:value-type="string" calcext:value-type="string">
            <text:p>Полевые транзисторы для монтажа RAMPS</text:p>
          </table:table-cell>
          <table:table-cell office:value-type="string" calcext:value-type="string">
            <text:p>не нужны, если RAMPS покупной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а</text:p>
          </table:table-cell>
          <table:table-cell office:value-type="string" calcext:value-type="string">
            <text:p>Метраж и диаметр см выше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0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0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Распил из 7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128]"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E128]*[.F128]" office:value-type="float" office:value="172" calcext:value-type="float">
            <text:p>172</text:p>
          </table:table-cell>
          <table:table-cell table:style-name="Default" table:number-columns-repeated="2"/>
          <table:table-cell table:number-columns-repeated="1015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129]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E129]*[.F129]" office:value-type="float" office:value="222" calcext:value-type="float">
            <text:p>222</text:p>
          </table:table-cell>
          <table:table-cell table:style-name="Default" table:number-columns-repeated="2"/>
          <table:table-cell table:number-columns-repeated="1015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130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E130]*[.F130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1015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43+37</text:p>
          </table:table-cell>
          <table:table-cell office:value-type="float" office:value="80" calcext:value-type="float">
            <text:p>80</text:p>
          </table:table-cell>
          <table:table-cell table:formula="of:=100-[.C131]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E131]*[.F131]" office:value-type="float" office:value="120" calcext:value-type="float">
            <text:p>120</text:p>
          </table:table-cell>
          <table:table-cell table:style-name="Default" table:number-columns-repeated="2"/>
          <table:table-cell table:number-columns-repeated="1015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32]" office:value-type="float" office:value="3" calcext:value-type="float">
            <text:p>3</text:p>
          </table:table-cell>
          <table:table-cell table:number-columns-repeated="2"/>
          <table:table-cell table:formula="of:=SUM([.G128:.G131])" office:value-type="float" office:value="584" calcext:value-type="float">
            <text:p>584</text:p>
          </table:table-cell>
          <table:table-cell table:number-columns-repeated="1017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office:value-type="float" office:value="97" calcext:value-type="float">
            <text:p>97</text:p>
          </table:table-cell>
          <table:table-cell table:formula="of:=100-[.C133]" office:value-type="float" office:value="3" calcext:value-type="float">
            <text:p>3</text:p>
          </table:table-cell>
          <table:table-cell table:number-columns-repeated="1020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35+35</text:p>
          </table:table-cell>
          <table:table-cell office:value-type="float" office:value="70" calcext:value-type="float">
            <text:p>70</text:p>
          </table:table-cell>
          <table:table-cell table:formula="of:=100-[.C134]" office:value-type="float" office:value="30" calcext:value-type="float">
            <text:p>30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Гайки М8 с фланцем:</text:p>
          </table:table-cell>
          <table:table-cell table:number-columns-repeated="1023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37]*[.C137]" office:value-type="float" office:value="48" calcext:value-type="float">
            <text:p>48</text:p>
          </table:table-cell>
          <table:table-cell table:number-columns-repeated="1020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Фиксация крепления мотора Z</text:p>
          </table:table-cell>
          <table:table-cell office:value-type="float" office:value="2" calcext:value-type="float">
            <text:p>2</text:p>
          </table:table-cell>
          <table:table-cell table:formula="of:=[.A138]*[.C138]" office:value-type="float" office:value="8" calcext:value-type="float">
            <text:p>8</text:p>
          </table:table-cell>
          <table:table-cell table:number-columns-repeated="1020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Фиксация крепления подшипника Z</text:p>
          </table:table-cell>
          <table:table-cell office:value-type="float" office:value="2" calcext:value-type="float">
            <text:p>2</text:p>
          </table:table-cell>
          <table:table-cell table:formula="of:=[.A139]*[.C139]" office:value-type="float" office:value="8" calcext:value-type="float">
            <text:p>8</text:p>
          </table:table-cell>
          <table:table-cell table:number-columns-repeated="1020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part01 внизу</text:p>
          </table:table-cell>
          <table:table-cell office:value-type="float" office:value="4" calcext:value-type="float">
            <text:p>4</text:p>
          </table:table-cell>
          <table:table-cell table:formula="of:=[.A140]*[.C140]" office:value-type="float" office:value="8" calcext:value-type="float">
            <text:p>8</text:p>
          </table:table-cell>
          <table:table-cell table:number-columns-repeated="1020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part01 у направляющих Y</text:p>
          </table:table-cell>
          <table:table-cell office:value-type="float" office:value="4" calcext:value-type="float">
            <text:p>4</text:p>
          </table:table-cell>
          <table:table-cell table:formula="of:=[.A141]*[.C141]" office:value-type="float" office:value="8" calcext:value-type="float">
            <text:p>8</text:p>
          </table:table-cell>
          <table:table-cell table:number-columns-repeated="1020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42]*[.C142]" office:value-type="float" office:value="4" calcext:value-type="float">
            <text:p>4</text:p>
          </table:table-cell>
          <table:table-cell table:number-columns-repeated="1020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шкива Y c другой стороны от мотора</text:p>
          </table:table-cell>
          <table:table-cell office:value-type="float" office:value="1" calcext:value-type="float">
            <text:p>1</text:p>
          </table:table-cell>
          <table:table-cell table:formula="of:=[.A143]*[.C143]" office:value-type="float" office:value="2" calcext:value-type="float">
            <text:p>2</text:p>
          </table:table-cell>
          <table:table-cell table:number-columns-repeated="1020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44]*[.C144]" office:value-type="float" office:value="2" calcext:value-type="float">
            <text:p>2</text:p>
          </table:table-cell>
          <table:table-cell table:number-columns-repeated="1020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Z</text:p>
          </table:table-cell>
          <table:table-cell office:value-type="float" office:value="1" calcext:value-type="float">
            <text:p>1</text:p>
          </table:table-cell>
          <table:table-cell table:formula="of:=[.A145]*[.C145]" office:value-type="float" office:value="2" calcext:value-type="float">
            <text:p>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0" office:value-type="string" calcext:value-type="string">
            <text:p>Итого</text:p>
          </table:table-cell>
          <table:table-cell table:formula="of:=SUM([.D137:.D145])" office:value-type="float" office:value="90" calcext:value-type="float">
            <text:p>90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Гайки удлиненные M8:</text:p>
          </table:table-cell>
          <table:table-cell/>
          <table:table-cell table:style-name="ce10"/>
          <table:table-cell table:number-columns-repeated="1021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Ходовые гайки по Z</text:p>
          </table:table-cell>
          <table:table-cell table:style-name="ce10" office:value-type="float" office:value="1" calcext:value-type="float">
            <text:p>1</text:p>
          </table:table-cell>
          <table:table-cell table:formula="of:=[.A148]*[.C148]" office:value-type="float" office:value="4" calcext:value-type="float">
            <text:p>4</text:p>
          </table:table-cell>
          <table:table-cell table:number-columns-repeated="1020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Z</text:p>
          </table:table-cell>
          <table:table-cell table:style-name="ce10" office:value-type="float" office:value="1" calcext:value-type="float">
            <text:p>1</text:p>
          </table:table-cell>
          <table:table-cell table:formula="of:=[.A149]*[.C149]" office:value-type="float" office:value="2" calcext:value-type="float">
            <text:p>2</text:p>
          </table:table-cell>
          <table:table-cell table:number-columns-repeated="1020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 к головке</text:p>
          </table:table-cell>
          <table:table-cell table:style-name="ce10" office:value-type="float" office:value="1" calcext:value-type="float">
            <text:p>1</text:p>
          </table:table-cell>
          <table:table-cell table:formula="of:=[.A150]*[.C150]" office:value-type="float" office:value="1" calcext:value-type="float">
            <text:p>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0" office:value-type="string" calcext:value-type="string">
            <text:p>Итого</text:p>
          </table:table-cell>
          <table:table-cell table:formula="of:=SUM([.D148:.D150])" office:value-type="float" office:value="7" calcext:value-type="float">
            <text:p>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0"/>
          <table:table-cell table:number-columns-repeated="1021"/>
        </table:table-row>
        <table:table-row table:style-name="ro10">
          <table:table-cell office:value-type="string" calcext:value-type="string">
            <text:p>Винты M3:</text:p>
          </table:table-cell>
          <table:table-cell/>
          <table:table-cell table:style-name="ce11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54]+[.A155]+[.A157]+[.A158]" office:value-type="float" office:value="13" calcext:value-type="float">
            <text:p>13</text:p>
          </table:table-cell>
          <table:table-cell table:number-columns-repeated="1019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159]+[.A162]+[.A163]+[.A164]" office:value-type="float" office:value="18" calcext:value-type="float">
            <text:p>18</text:p>
          </table:table-cell>
          <table:table-cell table:number-columns-repeated="1019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моторов Z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56]+[.A165]" office:value-type="float" office:value="11" calcext:value-type="float">
            <text:p>11</text:p>
          </table:table-cell>
          <table:table-cell table:number-columns-repeated="1019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экструдера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66]" office:value-type="float" office:value="4" calcext:value-type="float">
            <text:p>4</text:p>
          </table:table-cell>
          <table:table-cell table:number-columns-repeated="1019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A160]" office:value-type="float" office:value="3" calcext:value-type="float">
            <text:p>3</text:p>
          </table:table-cell>
          <table:table-cell table:number-columns-repeated="1019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A161]" office:value-type="float" office:value="3" calcext:value-type="float">
            <text:p>3</text:p>
          </table:table-cell>
          <table:table-cell table:number-columns-repeated="1019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formula="of:=SUM([.E154:.E159])" office:value-type="float" office:value="52" calcext:value-type="float">
            <text:p>52</text:p>
          </table:table-cell>
          <table:table-cell table:number-columns-repeated="1019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1021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21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21"/>
        </table:table-row>
        <table:table-row table:style-name="ro10">
          <table:table-cell table:formula="of:=SUM([.A154:.A166])" office:value-type="float" office:value="52" calcext:value-type="float">
            <text:p>52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number-columns-repeated="1022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2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2"/>
        </table:table-row>
        <table:table-row table:style-name="ro10">
          <table:table-cell table:formula="of:=SUM([.A170:.A176])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Винты М5 с внутр. Шестигранником:</text:p>
          </table:table-cell>
          <table:table-cell/>
          <table:table-cell table:style-name="ce10" office:value-type="string" calcext:value-type="string">
            <text:p>Длина, мм</text:p>
          </table:table-cell>
          <table:table-cell table:number-columns-repeated="1021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корпуса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0">
          <table:table-cell table:formula="of:=SUM([.A180:.A182])" office:value-type="float" office:value="24" calcext:value-type="float">
            <text:p>24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Валы по Z</text:p>
          </table:table-cell>
          <table:table-cell table:number-columns-repeated="1022"/>
        </table:table-row>
        <table:table-row table:style-name="ro10">
          <table:table-cell table:formula="of:=SUM([.A186:.A189])" office:value-type="float" office:value="10" calcext:value-type="float">
            <text:p>10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X</text:p>
          </table:table-cell>
          <table:table-cell table:number-columns-repeated="1022"/>
        </table:table-row>
        <table:table-row table:style-name="ro10">
          <table:table-cell table:formula="of:=SUM([.A193:.A194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Шайбы кузовные 30:</text:p>
          </table:table-cell>
          <table:table-cell table:number-columns-repeated="1023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0">
          <table:table-cell table:formula="of:=SUM([.A198:.A199])" office:value-type="float" office:value="6" calcext:value-type="float">
            <text:p>6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 table:number-rows-repeated="5">
          <table:table-cell table:style-name="Default" table:number-columns-repeated="3"/>
          <table:table-cell table:number-columns-repeated="1021"/>
        </table:table-row>
        <table:table-row table:style-name="ro10" table:number-rows-repeated="104836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ibRap 3" table:style-name="ta1" table:print="false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8" table:number-columns-repeated="1017" table:default-cell-style-name="ce2"/>
        <table:table-row table:style-name="ro13">
          <table:table-cell table:style-name="ce1" office:value-type="string" calcext:value-type="string">
            <text:p>Принтер SibRap версия 3</text:p>
          </table:table-cell>
          <table:table-cell table:style-name="ce1" table:number-columns-repeated="1023"/>
        </table:table-row>
        <table:table-row table:style-name="ro13">
          <table:table-cell table:style-name="ce1" table:number-columns-repeated="1024"/>
        </table:table-row>
        <table:table-row table:style-name="ro13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- добавлен подшипник на каретку рядом с мотором X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обавлены заводские муфты на ось Z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обавлен мотор на ось Z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ходовые и упорные гайки по Z заменены на удлиненные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ходовые шпильки зафиксированы в подшипниках сверху и снизу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шестигранник в шестерне подачи пластика теперь из металла <text:span text:style-name="T1">(</text:span>гайка с фланцем со срезанной резьбой<text:span text:style-name="T1">)</text:span>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немного изменена форма некоторых деталей каретки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обавлены новые детали из оргстекла (копии деталей part04, part05, part06, part21 на ось Z)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шпилек теперь нужно всех размеров (30,37,43) по 6 шт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part21 необходимо сточить до 7 мм в высоту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втулки вновь бронзовые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5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2]" office:value-type="float" office:value="84" calcext:value-type="float">
            <text:p>84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о стопорным кольц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47]" office:value-type="float" office:value="7" calcext:value-type="float">
            <text:p>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0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52]" office:value-type="float" office:value="5" calcext:value-type="float">
            <text:p>5</text:p>
          </table:table-cell>
          <table:table-cell office:value-type="string" calcext:value-type="string">
            <text:p>шкивы X, Y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Шайбы кузовные Z</text:p>
          </table:table-cell>
          <table:table-cell office:value-type="string" calcext:value-type="string">
            <text:p>М8 х 40 наружный диаме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кивы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57]" office:value-type="float" office:value="8" calcext:value-type="float">
            <text:p>8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26]" office:value-type="float" office:value="44" calcext:value-type="float">
            <text:p>44</text:p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35]" office:value-type="float" office:value="27" calcext:value-type="float">
            <text:p>2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2" calcext:value-type="float">
            <text:p>22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41]" office:value-type="float" office:value="7" calcext:value-type="float">
            <text:p>7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formula="of:=7*55" office:value-type="float" office:value="385" calcext:value-type="float">
            <text:p>385</text:p>
          </table:table-cell>
          <table:table-cell table:number-columns-repeated="1017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9" calcext:value-type="float">
            <text:p>29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1" calcext:value-type="float">
            <text:p>31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6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3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3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13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3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3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13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3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3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9"/>
        </table:table-row>
        <table:table-row table:style-name="ro13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9"/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1</text:p>
          </table:table-cell>
          <table:table-cell table:number-columns-repeated="1019"/>
        </table:table-row>
        <table:table-row table:style-name="ro13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переходная для оси Z из 2х частей (крестовина?)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13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13">
          <table:table-cell office:value-type="float" office:value="50" calcext:value-type="float">
            <text:p>50</text:p>
          </table:table-cell>
          <table:table-cell office:value-type="string" calcext:value-type="string">
            <text:p>Детали каретки, 4 част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_2 x 2, part15_3 x 2</text:p>
          </table:table-cell>
          <table:table-cell table:number-columns-repeated="1019"/>
        </table:table-row>
        <table:table-row table:style-name="ro13">
          <table:table-cell office:value-type="float" office:value="51" calcext:value-type="float">
            <text:p>51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13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13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13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13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6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6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0" calcext:value-type="float">
            <text:p>60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61" calcext:value-type="float">
            <text:p>61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6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6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3">
          <table:table-cell office:value-type="float" office:value="64" calcext:value-type="float">
            <text:p>64</text:p>
          </table:table-cell>
          <table:table-cell office:value-type="string" calcext:value-type="string">
            <text:p>Шнур питания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5" calcext:value-type="float">
            <text:p>65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13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13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13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3">
          <table:table-cell office:value-type="float" office:value="73" calcext:value-type="float">
            <text:p>73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3">
          <table:table-cell office:value-type="float" office:value="74" calcext:value-type="float">
            <text:p>74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7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8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9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0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1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2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05]*[.C105]" office:value-type="float" office:value="48" calcext:value-type="float">
            <text:p>48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106]*[.C106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107]*[.C107]" office:value-type="float" office:value="12" calcext:value-type="float">
            <text:p>12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108]*[.C108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09]*[.C109]" office:value-type="float" office:value="6" calcext:value-type="float">
            <text:p>6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111]*[.C111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2"/>
          <table:table-cell table:style-name="ce10" office:value-type="string" calcext:value-type="string">
            <text:p>Итого</text:p>
          </table:table-cell>
          <table:table-cell table:formula="of:=SUM([.D105:.D111])" office:value-type="float" office:value="84" calcext:value-type="float">
            <text:p>84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Винты M3:</text:p>
          </table:table-cell>
          <table:table-cell/>
          <table:table-cell table:style-name="ce11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14]+[.A117]" office:value-type="float" office:value="5" calcext:value-type="float">
            <text:p>5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18]+[.A121]+[.A122]+[.A123]" office:value-type="float" office:value="18" calcext:value-type="float">
            <text:p>18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15]+[.A116]+[.A124]" office:value-type="float" office:value="11" calcext:value-type="float">
            <text:p>11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19]+[.A125]" office:value-type="float" office:value="7" calcext:value-type="float">
            <text:p>7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20]" office:value-type="float" office:value="3" calcext:value-type="float">
            <text:p>3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114:.E118])" office:value-type="float" office:value="44" calcext:value-type="float">
            <text:p>44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1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21"/>
        </table:table-row>
        <table:table-row table:style-name="ro13">
          <table:table-cell table:formula="of:=SUM([.A114:.A125])" office:value-type="float" office:value="44" calcext:value-type="float">
            <text:p>44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13">
          <table:table-cell table:formula="of:=SUM([.A129:.A134])" office:value-type="float" office:value="27" calcext:value-type="float">
            <text:p>27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3">
          <table:table-cell table:formula="of:=SUM([.A138:.A140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13">
          <table:table-cell table:formula="of:=SUM([.A144:.A146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table:formula="of:=SUM([.A150:.A151])" office:value-type="float" office:value="5" calcext:value-type="float">
            <text:p>5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Винты М5:</text:p>
          </table:table-cell>
          <table:table-cell/>
          <table:table-cell table:style-name="ce10"/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13">
          <table:table-cell table:formula="of:=SUM([.A155:.A156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 table:number-rows-repeated="104841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ibRap 2" table:style-name="ta1" table:print="false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8" table:number-columns-repeated="1017" table:default-cell-style-name="ce2"/>
        <table:table-row table:style-name="ro13">
          <table:table-cell table:style-name="ce1" office:value-type="string" calcext:value-type="string">
            <text:p>Принтер SibRap версия 2</text:p>
          </table:table-cell>
          <table:table-cell table:style-name="ce1" table:number-columns-repeated="1023"/>
        </table:table-row>
        <table:table-row table:style-name="ro13">
          <table:table-cell table:style-name="ce1" table:number-columns-repeated="1024"/>
        </table:table-row>
        <table:table-row table:style-name="ro13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- переделаны шкивы по оси Z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оргстекло 10 мм заменено на 8 мм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часть деталей каретки нарезана из оргстекла 8 мм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устранена необходимость фрезеровки оргстекла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ержатель для мотора Y теперь 8 мм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шестигранник в шестерне подачи пластика тоже из оргстекла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немного изменена форма некоторых деталей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обавлены новые детали из оргстекла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бронзовые втулки заменены на капролоновые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упрощен распил шпилек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5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1]" office:value-type="float" office:value="84" calcext:value-type="float">
            <text:p>84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о стопорным кольц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46]" office:value-type="float" office:value="7" calcext:value-type="float">
            <text:p>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0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51]" office:value-type="float" office:value="5" calcext:value-type="float">
            <text:p>5</text:p>
          </table:table-cell>
          <table:table-cell office:value-type="string" calcext:value-type="string">
            <text:p>шкивы X, Y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Шайбы кузовные Z</text:p>
          </table:table-cell>
          <table:table-cell office:value-type="string" calcext:value-type="string">
            <text:p>М8 х 40 наружный диаме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кивы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56]" office:value-type="float" office:value="8" calcext:value-type="float">
            <text:p>8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25]" office:value-type="float" office:value="44" calcext:value-type="float">
            <text:p>44</text:p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34]" office:value-type="float" office:value="27" calcext:value-type="float">
            <text:p>2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2" calcext:value-type="float">
            <text:p>22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40]" office:value-type="float" office:value="7" calcext:value-type="float">
            <text:p>7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formula="of:=7*55" office:value-type="float" office:value="385" calcext:value-type="float">
            <text:p>385</text:p>
          </table:table-cell>
          <table:table-cell table:number-columns-repeated="1017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9" calcext:value-type="float">
            <text:p>29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1" calcext:value-type="float">
            <text:p>31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6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3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3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13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3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3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13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3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3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9"/>
        </table:table-row>
        <table:table-row table:style-name="ro13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9"/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1</text:p>
          </table:table-cell>
          <table:table-cell table:number-columns-repeated="1019"/>
        </table:table-row>
        <table:table-row table:style-name="ro13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переходная для оси Z из 2х частей (крестовина?)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13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13">
          <table:table-cell office:value-type="float" office:value="50" calcext:value-type="float">
            <text:p>50</text:p>
          </table:table-cell>
          <table:table-cell office:value-type="string" calcext:value-type="string">
            <text:p>Детали каретки, 4 част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_2 x 2, part15_3 x 2</text:p>
          </table:table-cell>
          <table:table-cell table:number-columns-repeated="1019"/>
        </table:table-row>
        <table:table-row table:style-name="ro13">
          <table:table-cell office:value-type="float" office:value="51" calcext:value-type="float">
            <text:p>51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13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13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13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13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6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6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0" calcext:value-type="float">
            <text:p>60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61" calcext:value-type="float">
            <text:p>61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6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6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3">
          <table:table-cell office:value-type="float" office:value="64" calcext:value-type="float">
            <text:p>64</text:p>
          </table:table-cell>
          <table:table-cell office:value-type="string" calcext:value-type="string">
            <text:p>Шнур питания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5" calcext:value-type="float">
            <text:p>65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13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13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13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3">
          <table:table-cell office:value-type="float" office:value="73" calcext:value-type="float">
            <text:p>73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3">
          <table:table-cell office:value-type="float" office:value="74" calcext:value-type="float">
            <text:p>74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6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7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8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99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0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1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04]*[.C104]" office:value-type="float" office:value="48" calcext:value-type="float">
            <text:p>48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105]*[.C105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106]*[.C106]" office:value-type="float" office:value="12" calcext:value-type="float">
            <text:p>12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107]*[.C107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08]*[.C108]" office:value-type="float" office:value="6" calcext:value-type="float">
            <text:p>6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09]*[.C109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2"/>
          <table:table-cell table:style-name="ce10" office:value-type="string" calcext:value-type="string">
            <text:p>Итого</text:p>
          </table:table-cell>
          <table:table-cell table:formula="of:=SUM([.D104:.D110])" office:value-type="float" office:value="84" calcext:value-type="float">
            <text:p>84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Винты M3:</text:p>
          </table:table-cell>
          <table:table-cell/>
          <table:table-cell table:style-name="ce11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13]+[.A116]" office:value-type="float" office:value="5" calcext:value-type="float">
            <text:p>5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17]+[.A120]+[.A121]+[.A122]" office:value-type="float" office:value="18" calcext:value-type="float">
            <text:p>18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14]+[.A115]+[.A123]" office:value-type="float" office:value="11" calcext:value-type="float">
            <text:p>11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18]+[.A124]" office:value-type="float" office:value="7" calcext:value-type="float">
            <text:p>7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19]" office:value-type="float" office:value="3" calcext:value-type="float">
            <text:p>3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113:.E117])" office:value-type="float" office:value="44" calcext:value-type="float">
            <text:p>44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1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21"/>
        </table:table-row>
        <table:table-row table:style-name="ro13">
          <table:table-cell table:formula="of:=SUM([.A113:.A124])" office:value-type="float" office:value="44" calcext:value-type="float">
            <text:p>44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13">
          <table:table-cell table:formula="of:=SUM([.A128:.A133])" office:value-type="float" office:value="27" calcext:value-type="float">
            <text:p>27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3">
          <table:table-cell table:formula="of:=SUM([.A137:.A139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13">
          <table:table-cell table:formula="of:=SUM([.A143:.A145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table:formula="of:=SUM([.A149:.A150])" office:value-type="float" office:value="5" calcext:value-type="float">
            <text:p>5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Винты М5:</text:p>
          </table:table-cell>
          <table:table-cell/>
          <table:table-cell table:style-name="ce10"/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13">
          <table:table-cell table:formula="of:=SUM([.A154:.A155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 table:number-rows-repeated="104841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ibRap" table:style-name="ta1" table:print="false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8" table:number-columns-repeated="1017" table:default-cell-style-name="ce2"/>
        <table:table-row table:style-name="ro13">
          <table:table-cell table:style-name="ce1" office:value-type="string" calcext:value-type="string">
            <text:p>Принтер SibRap версия 1</text:p>
          </table:table-cell>
          <table:table-cell table:style-name="ce1" table:number-columns-repeated="1023"/>
        </table:table-row>
        <table:table-row table:style-name="ro13">
          <table:table-cell table:number-columns-repeated="1024"/>
        </table:table-row>
        <table:table-row table:style-name="ro13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5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number-columns-repeated="1018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number-columns-repeated="1018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шайбой</text:p>
          </table:table-cell>
          <table:table-cell office:value-type="string" calcext:value-type="string">
            <text:p>М8</text:p>
          </table:table-cell>
          <table:table-cell table:formula="of:=[.D94]" office:value-type="float" office:value="84" calcext:value-type="float">
            <text:p>84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 сальник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29]" office:value-type="float" office:value="7" calcext:value-type="float">
            <text:p>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34]" office:value-type="float" office:value="5" calcext:value-type="float">
            <text:p>5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39]" office:value-type="float" office:value="8" calcext:value-type="float">
            <text:p>8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08]" office:value-type="float" office:value="44" calcext:value-type="float">
            <text:p>44</text:p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17]" office:value-type="float" office:value="27" calcext:value-type="float">
            <text:p>2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23]" office:value-type="float" office:value="7" calcext:value-type="float">
            <text:p>7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number-columns-repeated="1018"/>
        </table:table-row>
        <table:table-row table:style-name="ro13">
          <table:table-cell office:value-type="float" office:value="23" calcext:value-type="float">
            <text:p>23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5" calcext:value-type="float">
            <text:p>25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0">
          <table:table-cell office:value-type="float" office:value="27" calcext:value-type="float">
            <text:p>27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М8х60, длина резьбы 2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9" calcext:value-type="float">
            <text:p>29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1" calcext:value-type="float">
            <text:p>31</text:p>
          </table:table-cell>
          <table:table-cell office:value-type="string" calcext:value-type="string">
            <text:p>П-швеллер</text:p>
          </table:table-cell>
          <table:table-cell table:style-name="ce6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13">
          <table:table-cell office:value-type="float" office:value="32" calcext:value-type="float">
            <text:p>32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13">
          <table:table-cell office:value-type="float" office:value="34" calcext:value-type="float">
            <text:p>34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3">
          <table:table-cell office:value-type="float" office:value="36" calcext:value-type="float">
            <text:p>36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 4.1</text:p>
          </table:table-cell>
          <table:table-cell table:number-columns-repeated="1019"/>
        </table:table-row>
        <table:table-row table:style-name="ro13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 4.2</text:p>
          </table:table-cell>
          <table:table-cell table:number-columns-repeated="1019"/>
        </table:table-row>
        <table:table-row table:style-name="ro13">
          <table:table-cell office:value-type="float" office:value="38" calcext:value-type="float">
            <text:p>38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3">
          <table:table-cell office:value-type="float" office:value="39" calcext:value-type="float">
            <text:p>39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3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13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Z</text:p>
          </table:table-cell>
          <table:table-cell office:value-type="string" calcext:value-type="string">
            <text:p>Оргстекло 10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3">
          <table:table-cell office:value-type="float" office:value="42" calcext:value-type="float">
            <text:p>42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3">
          <table:table-cell office:value-type="float" office:value="43" calcext:value-type="float">
            <text:p>43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10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13">
          <table:table-cell office:value-type="float" office:value="44" calcext:value-type="float">
            <text:p>44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13">
          <table:table-cell office:value-type="float" office:value="45" calcext:value-type="float">
            <text:p>45</text:p>
          </table:table-cell>
          <table:table-cell office:value-type="string" calcext:value-type="string">
            <text:p>Детали каретки, 6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_1, part15_1, part15_2 x 2, part15_3 x 2</text:p>
          </table:table-cell>
          <table:table-cell table:number-columns-repeated="1019"/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13">
          <table:table-cell office:value-type="float" office:value="48" calcext:value-type="float">
            <text:p>48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13">
          <table:table-cell office:value-type="float" office:value="49" calcext:value-type="float">
            <text:p>49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50" calcext:value-type="float">
            <text:p>50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13">
          <table:table-cell office:value-type="float" office:value="51" calcext:value-type="float">
            <text:p>51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2" calcext:value-type="float">
            <text:p>52</text:p>
          </table:table-cell>
          <table:table-cell office:value-type="string" calcext:value-type="string">
            <text:p>СМЛ площадка</text:p>
          </table:table-cell>
          <table:table-cell table:style-name="ce6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3" calcext:value-type="float">
            <text:p>53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6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54" calcext:value-type="float">
            <text:p>54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5" calcext:value-type="float">
            <text:p>55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56" calcext:value-type="float">
            <text:p>56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57" calcext:value-type="float">
            <text:p>57</text:p>
          </table:table-cell>
          <table:table-cell office:value-type="string" calcext:value-type="string">
            <text:p>Блок питания ATX</text:p>
          </table:table-cell>
          <table:table-cell table:style-name="ce6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8" calcext:value-type="float">
            <text:p>58</text:p>
          </table:table-cell>
          <table:table-cell office:value-type="string" calcext:value-type="string">
            <text:p>Кулер охлаждающий</text:p>
          </table:table-cell>
          <table:table-cell table:style-name="ce6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3">
          <table:table-cell office:value-type="float" office:value="59" calcext:value-type="float">
            <text:p>59</text:p>
          </table:table-cell>
          <table:table-cell office:value-type="string" calcext:value-type="string">
            <text:p>Шнур питания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0" calcext:value-type="float">
            <text:p>60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1" calcext:value-type="float">
            <text:p>61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13">
          <table:table-cell office:value-type="float" office:value="62" calcext:value-type="float">
            <text:p>62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3" calcext:value-type="float">
            <text:p>63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4" calcext:value-type="float">
            <text:p>64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5" calcext:value-type="float">
            <text:p>65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13">
          <table:table-cell office:value-type="float" office:value="66" calcext:value-type="float">
            <text:p>66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13">
          <table:table-cell office:value-type="float" office:value="67" calcext:value-type="float">
            <text:p>67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3">
          <table:table-cell office:value-type="float" office:value="68" calcext:value-type="float">
            <text:p>68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3">
          <table:table-cell office:value-type="float" office:value="69" calcext:value-type="float">
            <text:p>69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79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80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81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27+30+37</text:p>
          </table:table-cell>
          <table:table-cell table:formula="of:=27+30+37" office:value-type="float" office:value="94" calcext:value-type="float">
            <text:p>94</text:p>
          </table:table-cell>
          <table:table-cell table:formula="of:=100-[.C82]" office:value-type="float" office:value="6" calcext:value-type="float">
            <text:p>6</text:p>
          </table:table-cell>
          <table:table-cell table:number-columns-repeated="1020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83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84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87]*[.C87]" office:value-type="float" office:value="48" calcext:value-type="float">
            <text:p>48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88]*[.C88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89]*[.C89]" office:value-type="float" office:value="12" calcext:value-type="float">
            <text:p>12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90]*[.C90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91]*[.C91]" office:value-type="float" office:value="6" calcext:value-type="float">
            <text:p>6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92]*[.C92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93]*[.C93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2"/>
          <table:table-cell table:style-name="ce10" office:value-type="string" calcext:value-type="string">
            <text:p>Итого</text:p>
          </table:table-cell>
          <table:table-cell table:formula="of:=SUM([.D87:.D93])" office:value-type="float" office:value="84" calcext:value-type="float">
            <text:p>84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Винты M3:</text:p>
          </table:table-cell>
          <table:table-cell/>
          <table:table-cell table:style-name="ce11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96]+[.A99]" office:value-type="float" office:value="5" calcext:value-type="float">
            <text:p>5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00]+[.A103]+[.A104]+[.A105]" office:value-type="float" office:value="18" calcext:value-type="float">
            <text:p>18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97]+[.A98]+[.A106]" office:value-type="float" office:value="11" calcext:value-type="float">
            <text:p>11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01]+[.A107]" office:value-type="float" office:value="7" calcext:value-type="float">
            <text:p>7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02]" office:value-type="float" office:value="3" calcext:value-type="float">
            <text:p>3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96:.E100])" office:value-type="float" office:value="44" calcext:value-type="float">
            <text:p>44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1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21"/>
        </table:table-row>
        <table:table-row table:style-name="ro13">
          <table:table-cell table:formula="of:=SUM([.A96:.A107])" office:value-type="float" office:value="44" calcext:value-type="float">
            <text:p>44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13">
          <table:table-cell table:formula="of:=SUM([.A111:.A116])" office:value-type="float" office:value="27" calcext:value-type="float">
            <text:p>27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3">
          <table:table-cell table:formula="of:=SUM([.A120:.A122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13">
          <table:table-cell table:formula="of:=SUM([.A126:.A128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table:formula="of:=SUM([.A132:.A133])" office:value-type="float" office:value="5" calcext:value-type="float">
            <text:p>5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Винты М5:</text:p>
          </table:table-cell>
          <table:table-cell/>
          <table:table-cell table:style-name="ce10"/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13">
          <table:table-cell table:formula="of:=SUM([.A137:.A138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 table:number-rows-repeated="104843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Материалы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1019" table:default-cell-style-name="Default"/>
        <table:table-row table:style-name="ro15">
          <table:table-cell table:style-name="ce12" office:value-type="string" calcext:value-type="string">
            <text:p>Материал</text:p>
          </table:table-cell>
          <table:table-cell table:style-name="ce12" office:value-type="string" calcext:value-type="string">
            <text:p>Форма</text:p>
          </table:table-cell>
          <table:table-cell table:style-name="ce12" office:value-type="string" calcext:value-type="string">
            <text:p>Для какой детали</text:p>
          </table:table-cell>
          <table:table-cell table:style-name="ce12" office:value-type="string" calcext:value-type="string">
            <text:p>Для какого станка</text:p>
          </table:table-cell>
          <table:table-cell table:style-name="ce12" office:value-type="string" calcext:value-type="string">
            <text:p>Для какой фирмы</text:p>
          </table:table-cell>
          <table:table-cell table:style-name="ce12" table:number-columns-repeated="1019"/>
        </table:table-row>
        <table:table-row table:style-name="ro15">
          <table:table-cell office:value-type="string" calcext:value-type="string">
            <text:p>Бронза</text:p>
          </table:table-cell>
          <table:table-cell office:value-type="string" calcext:value-type="string">
            <text:p>пруток диаметр 12, длина 1 м</text:p>
          </table:table-cell>
          <table:table-cell office:value-type="string" calcext:value-type="string">
            <text:p>втулка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Латунь</text:p>
          </table:table-cell>
          <table:table-cell office:value-type="string" calcext:value-type="string">
            <text:p>пруток диаметр 12, длина 1 м</text:p>
          </table:table-cell>
          <table:table-cell office:value-type="string" calcext:value-type="string">
            <text:p>сопло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Фторопласт</text:p>
          </table:table-cell>
          <table:table-cell office:value-type="string" calcext:value-type="string">
            <text:p>пруток диаметр 15, длина 1 м</text:p>
          </table:table-cell>
          <table:table-cell office:value-type="string" calcext:value-type="string">
            <text:p>термобарьер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/>
          <table:table-cell office:value-type="string" calcext:value-type="string">
            <text:p>пруток диаметр 25, длина 1 м</text:p>
          </table:table-cell>
          <table:table-cell office:value-type="string" calcext:value-type="string">
            <text:p>шайба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Оргстекло</text:p>
          </table:table-cell>
          <table:table-cell office:value-type="string" calcext:value-type="string">
            <text:p>лист 18 мм</text:p>
          </table:table-cell>
          <table:table-cell office:value-type="string" calcext:value-type="string">
            <text:p>детали рамы, крепления каретки, стола</text:p>
          </table:table-cell>
          <table:table-cell office:value-type="string" calcext:value-type="string">
            <text:p>лазерный резак</text:p>
          </table:table-cell>
          <table:table-cell office:value-type="string" calcext:value-type="string">
            <text:p>Мазак-лазер?</text:p>
          </table:table-cell>
          <table:table-cell table:number-columns-repeated="1019"/>
        </table:table-row>
        <table:table-row table:style-name="ro15">
          <table:table-cell/>
          <table:table-cell office:value-type="string" calcext:value-type="string">
            <text:p>лист 8 мм</text:p>
          </table:table-cell>
          <table:table-cell office:value-type="string" calcext:value-type="string">
            <text:p>детали рамы, крепления каретки, стола</text:p>
          </table:table-cell>
          <table:table-cell office:value-type="string" calcext:value-type="string">
            <text:p>лазерный резак</text:p>
          </table:table-cell>
          <table:table-cell office:value-type="string" calcext:value-type="string">
            <text:p>Мазак-лазер?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Алюминий</text:p>
          </table:table-cell>
          <table:table-cell office:value-type="string" calcext:value-type="string">
            <text:p>П-швеллер 20x25 (25-перекладина), длина 1 м</text:p>
          </table:table-cell>
          <table:table-cell office:value-type="string" calcext:value-type="string">
            <text:p>экструдер</text:p>
          </table:table-cell>
          <table:table-cell office:value-type="string" calcext:value-type="string">
            <text:p>фрезер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/>
          <table:table-cell office:value-type="string" calcext:value-type="string">
            <text:p>трубка диаметр 8 мм, длина 1 м</text:p>
          </table:table-cell>
          <table:table-cell office:value-type="string" calcext:value-type="string">
            <text:p>головка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АБС-пластик</text:p>
          </table:table-cell>
          <table:table-cell office:value-type="string" calcext:value-type="string">
            <text:p>диаметр 3 мм, 1 кг</text:p>
          </table:table-cell>
          <table:table-cell office:value-type="string" calcext:value-type="string">
            <text:p>детали каретки, головки</text:p>
          </table:table-cell>
          <table:table-cell office:value-type="string" calcext:value-type="string">
            <text:p>3d-принтер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Сталь</text:p>
          </table:table-cell>
          <table:table-cell office:value-type="string" calcext:value-type="string">
            <text:p>лист 2 мм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фрезер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Фанера</text:p>
          </table:table-cell>
          <table:table-cell office:value-type="string" calcext:value-type="string">
            <text:p>лист 6 мм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СМЛ-лист</text:p>
          </table:table-cell>
          <table:table-cell office:value-type="string" calcext:value-type="string">
            <text:p>лист 8 мм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.00.0000</text:date>, <text:time style:data-style-name="N2" text:time-value="20:05:53.11768262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3-10T12:35:08.37</meta:creation-date>
    <dc:date>2015-02-01T20:07:47.170936679</dc:date>
    <meta:editing-duration>P2DT8H10M4S</meta:editing-duration>
    <meta:editing-cycles>275</meta:editing-cycles>
    <meta:generator>LibreOffice/4.2.7.2$Linux_X86_64 LibreOffice_project/420m0$Build-2</meta:generator>
    <meta:document-statistic meta:table-count="7" meta:cell-count="4010" meta:object-count="0"/>
  </office:meta>
</office:document-meta>
</file>